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2.593cm" table:align="margins"/>
    </style:style>
    <style:style style:name="Таблица1.A" style:family="table-column">
      <style:table-column-properties style:column-width="2.963cm" style:rel-column-width="5957*"/>
    </style:style>
    <style:style style:name="Таблица1.D" style:family="table-column">
      <style:table-column-properties style:column-width="2.963cm" style:rel-column-width="5958*"/>
    </style:style>
    <style:style style:name="Таблица1.K" style:family="table-column">
      <style:table-column-properties style:column-width="2.96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2.593cm" table:align="margins"/>
    </style:style>
    <style:style style:name="Таблица2.A" style:family="table-column">
      <style:table-column-properties style:column-width="2.963cm" style:rel-column-width="5957*"/>
    </style:style>
    <style:style style:name="Таблица2.D" style:family="table-column">
      <style:table-column-properties style:column-width="2.963cm" style:rel-column-width="5958*"/>
    </style:style>
    <style:style style:name="Таблица2.K" style:family="table-column">
      <style:table-column-properties style:column-width="2.96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2.593cm" table:align="margins"/>
    </style:style>
    <style:style style:name="Таблица3.A" style:family="table-column">
      <style:table-column-properties style:column-width="10.864cm" style:rel-column-width="6159*"/>
    </style:style>
    <style:style style:name="Таблица3.C" style:family="table-column">
      <style:table-column-properties style:column-width="10.866cm" style:rel-column-width="616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f9826" officeooo:paragraph-rsid="000f9826"/>
    </style:style>
    <style:style style:name="P15" style:family="paragraph" style:parent-style-name="Standard">
      <style:text-properties fo:language="ru" fo:country="RU" officeooo:rsid="000f9b59" officeooo:paragraph-rsid="00594863"/>
    </style:style>
    <style:style style:name="P16" style:family="paragraph" style:parent-style-name="Standard">
      <style:text-properties fo:language="ru" fo:country="RU" officeooo:rsid="00112f74" officeooo:paragraph-rsid="00594863"/>
    </style:style>
    <style:style style:name="P17" style:family="paragraph" style:parent-style-name="Standard">
      <style:text-properties fo:language="ru" fo:country="RU" officeooo:rsid="00157d5e"/>
    </style:style>
    <style:style style:name="P18" style:family="paragraph" style:parent-style-name="Standard">
      <style:text-properties fo:language="ru" fo:country="RU" officeooo:rsid="00157d5e" officeooo:paragraph-rsid="00594863"/>
    </style:style>
    <style:style style:name="P19" style:family="paragraph" style:parent-style-name="Standard">
      <style:text-properties fo:language="ru" fo:country="RU" officeooo:rsid="0017ebd0" officeooo:paragraph-rsid="00594863"/>
    </style:style>
    <style:style style:name="P20" style:family="paragraph" style:parent-style-name="Standard">
      <style:text-properties fo:language="ru" fo:country="RU" officeooo:rsid="001c0d27" officeooo:paragraph-rsid="001c0d27"/>
    </style:style>
    <style:style style:name="P21" style:family="paragraph" style:parent-style-name="Standard">
      <style:text-properties fo:language="ru" fo:country="RU" officeooo:rsid="001d5e02" officeooo:paragraph-rsid="001d5e02"/>
    </style:style>
    <style:style style:name="P22" style:family="paragraph" style:parent-style-name="Standard">
      <style:text-properties fo:language="ru" fo:country="RU" officeooo:rsid="001e8db7" officeooo:paragraph-rsid="001e8db7"/>
    </style:style>
    <style:style style:name="P23" style:family="paragraph" style:parent-style-name="Standard">
      <style:text-properties fo:language="ru" fo:country="RU" officeooo:rsid="001fc2ff" officeooo:paragraph-rsid="001fc2ff"/>
    </style:style>
    <style:style style:name="P24" style:family="paragraph" style:parent-style-name="Standard">
      <style:text-properties fo:language="ru" fo:country="RU" officeooo:rsid="001fc2ff" officeooo:paragraph-rsid="000704f8"/>
    </style:style>
    <style:style style:name="P25" style:family="paragraph" style:parent-style-name="Standard">
      <style:text-properties fo:language="ru" fo:country="RU" officeooo:rsid="001fc2ff" officeooo:paragraph-rsid="000ece25"/>
    </style:style>
    <style:style style:name="P26" style:family="paragraph" style:parent-style-name="Standard">
      <style:text-properties fo:language="ru" fo:country="RU" officeooo:rsid="001fc2ff" officeooo:paragraph-rsid="0063f9fd"/>
    </style:style>
    <style:style style:name="P27" style:family="paragraph" style:parent-style-name="Standard">
      <style:text-properties fo:language="ru" fo:country="RU" officeooo:rsid="001fc2ff" officeooo:paragraph-rsid="00912f9b"/>
    </style:style>
    <style:style style:name="P28" style:family="paragraph" style:parent-style-name="Standard">
      <style:text-properties fo:language="ru" fo:country="RU" officeooo:rsid="0020824a" officeooo:paragraph-rsid="0020824a"/>
    </style:style>
    <style:style style:name="P29" style:family="paragraph" style:parent-style-name="Standard">
      <style:text-properties fo:language="ru" fo:country="RU" officeooo:rsid="002131ae" officeooo:paragraph-rsid="002131ae"/>
    </style:style>
    <style:style style:name="P30" style:family="paragraph" style:parent-style-name="Standard">
      <style:text-properties fo:language="ru" fo:country="RU" officeooo:rsid="0024c7c0" officeooo:paragraph-rsid="0024c7c0"/>
    </style:style>
    <style:style style:name="P31" style:family="paragraph" style:parent-style-name="Standard">
      <style:text-properties fo:language="ru" fo:country="RU" officeooo:rsid="002541f9" officeooo:paragraph-rsid="002541f9"/>
    </style:style>
    <style:style style:name="P32" style:family="paragraph" style:parent-style-name="Standard">
      <style:text-properties fo:language="ru" fo:country="RU" officeooo:rsid="00236f9f" officeooo:paragraph-rsid="00236f9f"/>
    </style:style>
    <style:style style:name="P33" style:family="paragraph" style:parent-style-name="Standard">
      <style:text-properties fo:language="ru" fo:country="RU" officeooo:rsid="002aec53" officeooo:paragraph-rsid="002cdcb4"/>
    </style:style>
    <style:style style:name="P34" style:family="paragraph" style:parent-style-name="Standard">
      <style:text-properties fo:language="ru" fo:country="RU" officeooo:rsid="002c489b" officeooo:paragraph-rsid="002cdcb4"/>
    </style:style>
    <style:style style:name="P35" style:family="paragraph" style:parent-style-name="Standard">
      <style:text-properties fo:language="ru" fo:country="RU" officeooo:rsid="002c489b" officeooo:paragraph-rsid="002aec53"/>
    </style:style>
    <style:style style:name="P36" style:family="paragraph" style:parent-style-name="Standard">
      <style:text-properties fo:language="ru" fo:country="RU" officeooo:rsid="0030d724" officeooo:paragraph-rsid="0030d724"/>
    </style:style>
    <style:style style:name="P37" style:family="paragraph" style:parent-style-name="Standard">
      <style:text-properties fo:language="ru" fo:country="RU" officeooo:rsid="00350035" officeooo:paragraph-rsid="00350035"/>
    </style:style>
    <style:style style:name="P38" style:family="paragraph" style:parent-style-name="Standard">
      <style:text-properties fo:language="ru" fo:country="RU" officeooo:rsid="0036eef4" officeooo:paragraph-rsid="0036eef4"/>
    </style:style>
    <style:style style:name="P39" style:family="paragraph" style:parent-style-name="Standard">
      <style:text-properties fo:language="ru" fo:country="RU" officeooo:rsid="00388e42" officeooo:paragraph-rsid="00388e42"/>
    </style:style>
    <style:style style:name="P40" style:family="paragraph" style:parent-style-name="Standard">
      <style:text-properties fo:language="ru" fo:country="RU" officeooo:rsid="0038e398" officeooo:paragraph-rsid="0038e398"/>
    </style:style>
    <style:style style:name="P41" style:family="paragraph" style:parent-style-name="Standard">
      <style:text-properties fo:language="ru" fo:country="RU" officeooo:rsid="003abad2" officeooo:paragraph-rsid="003abad2"/>
    </style:style>
    <style:style style:name="P42" style:family="paragraph" style:parent-style-name="Standard">
      <style:text-properties fo:language="ru" fo:country="RU" officeooo:rsid="003ae301" officeooo:paragraph-rsid="003ae301"/>
    </style:style>
    <style:style style:name="P43" style:family="paragraph" style:parent-style-name="Standard">
      <style:text-properties fo:language="ru" fo:country="RU" officeooo:rsid="003e9e8e" officeooo:paragraph-rsid="003e9e8e"/>
    </style:style>
    <style:style style:name="P44" style:family="paragraph" style:parent-style-name="Standard">
      <style:text-properties fo:language="ru" fo:country="RU" officeooo:rsid="003ff1e7" officeooo:paragraph-rsid="003ff1e7"/>
    </style:style>
    <style:style style:name="P45" style:family="paragraph" style:parent-style-name="Standard">
      <style:text-properties fo:language="ru" fo:country="RU" officeooo:rsid="00405837" officeooo:paragraph-rsid="00405837"/>
    </style:style>
    <style:style style:name="P46" style:family="paragraph" style:parent-style-name="Standard">
      <style:text-properties fo:language="ru" fo:country="RU" officeooo:rsid="00544c53" officeooo:paragraph-rsid="00544c53"/>
    </style:style>
    <style:style style:name="P47" style:family="paragraph" style:parent-style-name="Standard">
      <style:text-properties fo:language="ru" fo:country="RU" officeooo:rsid="005b52c0" officeooo:paragraph-rsid="005b52c0"/>
    </style:style>
    <style:style style:name="P48" style:family="paragraph" style:parent-style-name="Standard">
      <style:text-properties fo:language="ru" fo:country="RU" officeooo:rsid="005d17b6" officeooo:paragraph-rsid="005d17b6"/>
    </style:style>
    <style:style style:name="P49" style:family="paragraph" style:parent-style-name="Standard">
      <style:text-properties fo:language="ru" fo:country="RU" officeooo:rsid="006239e1" officeooo:paragraph-rsid="006239e1"/>
    </style:style>
    <style:style style:name="P50" style:family="paragraph" style:parent-style-name="Standard">
      <style:text-properties fo:language="ru" fo:country="RU" officeooo:rsid="0063f9fd" officeooo:paragraph-rsid="0063f9fd"/>
    </style:style>
    <style:style style:name="P51" style:family="paragraph" style:parent-style-name="Standard">
      <style:text-properties fo:language="ru" fo:country="RU" officeooo:rsid="00656a15" officeooo:paragraph-rsid="00656a15"/>
    </style:style>
    <style:style style:name="P52" style:family="paragraph" style:parent-style-name="Standard">
      <style:text-properties fo:language="ru" fo:country="RU" officeooo:rsid="006725ac" officeooo:paragraph-rsid="006725ac"/>
    </style:style>
    <style:style style:name="P53" style:family="paragraph" style:parent-style-name="Standard">
      <style:text-properties fo:language="ru" fo:country="RU" officeooo:rsid="006a1c6f" officeooo:paragraph-rsid="006a1c6f"/>
    </style:style>
    <style:style style:name="P54" style:family="paragraph" style:parent-style-name="Standard">
      <style:text-properties fo:language="ru" fo:country="RU" officeooo:rsid="006c39ba" officeooo:paragraph-rsid="006c39ba"/>
    </style:style>
    <style:style style:name="P55" style:family="paragraph" style:parent-style-name="Standard">
      <style:text-properties fo:language="ru" fo:country="RU" officeooo:rsid="0072ff47" officeooo:paragraph-rsid="0072ff47"/>
    </style:style>
    <style:style style:name="P56" style:family="paragraph" style:parent-style-name="Standard">
      <style:text-properties fo:language="ru" fo:country="RU" officeooo:rsid="0074c571" officeooo:paragraph-rsid="0074c571"/>
    </style:style>
    <style:style style:name="P57" style:family="paragraph" style:parent-style-name="Standard">
      <style:text-properties fo:language="ru" fo:country="RU" officeooo:rsid="00769295" officeooo:paragraph-rsid="00769295"/>
    </style:style>
    <style:style style:name="P58" style:family="paragraph" style:parent-style-name="Standard">
      <style:text-properties fo:language="ru" fo:country="RU" officeooo:rsid="00790e45" officeooo:paragraph-rsid="00790e45"/>
    </style:style>
    <style:style style:name="P59" style:family="paragraph" style:parent-style-name="Standard">
      <style:text-properties fo:language="ru" fo:country="RU" officeooo:rsid="007fd0c7" officeooo:paragraph-rsid="007fd0c7"/>
    </style:style>
    <style:style style:name="P60" style:family="paragraph" style:parent-style-name="Standard">
      <style:text-properties fo:language="ru" fo:country="RU" officeooo:rsid="0082da3a" officeooo:paragraph-rsid="0082da3a"/>
    </style:style>
    <style:style style:name="P61" style:family="paragraph" style:parent-style-name="Standard">
      <style:text-properties fo:language="ru" fo:country="RU" officeooo:rsid="001af29e" officeooo:paragraph-rsid="001af29e"/>
    </style:style>
    <style:style style:name="P62" style:family="paragraph" style:parent-style-name="Standard">
      <style:text-properties fo:language="ru" fo:country="RU" officeooo:rsid="00844f83" officeooo:paragraph-rsid="00844f83"/>
    </style:style>
    <style:style style:name="P63" style:family="paragraph" style:parent-style-name="Standard">
      <style:text-properties fo:language="ru" fo:country="RU" officeooo:rsid="0033776e" officeooo:paragraph-rsid="00892520"/>
    </style:style>
    <style:style style:name="P64" style:family="paragraph" style:parent-style-name="Standard">
      <style:text-properties fo:language="ru" fo:country="RU" officeooo:rsid="0033776e" officeooo:paragraph-rsid="00912f9b"/>
    </style:style>
    <style:style style:name="P65" style:family="paragraph" style:parent-style-name="Standard">
      <style:text-properties fo:language="ru" fo:country="RU" officeooo:rsid="0055dde8" officeooo:paragraph-rsid="00892520"/>
    </style:style>
    <style:style style:name="P66" style:family="paragraph" style:parent-style-name="Standard">
      <style:text-properties fo:language="ru" fo:country="RU" officeooo:rsid="0055dde8" officeooo:paragraph-rsid="00912f9b"/>
    </style:style>
    <style:style style:name="P67" style:family="paragraph" style:parent-style-name="Standard">
      <style:text-properties fo:language="ru" fo:country="RU" officeooo:rsid="004541e7" officeooo:paragraph-rsid="00892520"/>
    </style:style>
    <style:style style:name="P68" style:family="paragraph" style:parent-style-name="Standard">
      <style:text-properties fo:language="ru" fo:country="RU" officeooo:rsid="004541e7" officeooo:paragraph-rsid="00912f9b"/>
    </style:style>
    <style:style style:name="P69" style:family="paragraph" style:parent-style-name="Standard">
      <style:text-properties fo:language="ru" fo:country="RU" officeooo:rsid="00892520" officeooo:paragraph-rsid="00892520"/>
    </style:style>
    <style:style style:name="P70" style:family="paragraph" style:parent-style-name="Standard">
      <style:text-properties fo:language="ru" fo:country="RU" officeooo:rsid="009342be" officeooo:paragraph-rsid="009342be"/>
    </style:style>
    <style:style style:name="P71" style:family="paragraph" style:parent-style-name="Standard">
      <style:text-properties fo:language="ru" fo:country="RU" officeooo:rsid="009491d3" officeooo:paragraph-rsid="009491d3"/>
    </style:style>
    <style:style style:name="P72" style:family="paragraph" style:parent-style-name="Standard">
      <style:text-properties fo:language="ru" fo:country="RU" officeooo:rsid="008ae8c6" officeooo:paragraph-rsid="00912f9b"/>
    </style:style>
    <style:style style:name="P73" style:family="paragraph" style:parent-style-name="Standard">
      <style:text-properties fo:language="ru" fo:country="RU" officeooo:rsid="0096d465" officeooo:paragraph-rsid="0096d465"/>
    </style:style>
    <style:style style:name="P74" style:family="paragraph" style:parent-style-name="Standard">
      <style:text-properties fo:language="ru" fo:country="RU" officeooo:rsid="00990597" officeooo:paragraph-rsid="00990597"/>
    </style:style>
    <style:style style:name="P75" style:family="paragraph" style:parent-style-name="Standard">
      <style:text-properties fo:language="ru" fo:country="RU" officeooo:rsid="009ca84c" officeooo:paragraph-rsid="009ca84c"/>
    </style:style>
    <style:style style:name="P76" style:family="paragraph" style:parent-style-name="Standard">
      <style:text-properties fo:language="ru" fo:country="RU" officeooo:rsid="009f4504" officeooo:paragraph-rsid="009f4504"/>
    </style:style>
    <style:style style:name="P77" style:family="paragraph" style:parent-style-name="Standard">
      <style:text-properties fo:language="ru" fo:country="RU" officeooo:rsid="00a0f8a5" officeooo:paragraph-rsid="00a0f8a5"/>
    </style:style>
    <style:style style:name="P78" style:family="paragraph" style:parent-style-name="Standard">
      <style:text-properties fo:language="ru" fo:country="RU" officeooo:rsid="00a0f8a5" officeooo:paragraph-rsid="00a413c1"/>
    </style:style>
    <style:style style:name="P79" style:family="paragraph" style:parent-style-name="Standard">
      <style:text-properties fo:language="ru" fo:country="RU" officeooo:rsid="00a1fb2f" officeooo:paragraph-rsid="00a1fb2f"/>
    </style:style>
    <style:style style:name="P80" style:family="paragraph" style:parent-style-name="Standard">
      <style:text-properties fo:language="ru" fo:country="RU" officeooo:rsid="00a413c1" officeooo:paragraph-rsid="00a413c1"/>
    </style:style>
    <style:style style:name="P81" style:family="paragraph" style:parent-style-name="Standard">
      <style:text-properties fo:language="ru" fo:country="RU" officeooo:rsid="00a51ef6" officeooo:paragraph-rsid="00a51ef6"/>
    </style:style>
    <style:style style:name="P82" style:family="paragraph" style:parent-style-name="Standard">
      <style:text-properties fo:language="ru" fo:country="RU" officeooo:rsid="00a857d5" officeooo:paragraph-rsid="00a857d5"/>
    </style:style>
    <style:style style:name="P83" style:family="paragraph" style:parent-style-name="Standard">
      <style:text-properties fo:language="ru" fo:country="RU" officeooo:rsid="00a8fc6e" officeooo:paragraph-rsid="00a8fc6e"/>
    </style:style>
    <style:style style:name="P84" style:family="paragraph" style:parent-style-name="Standard">
      <style:text-properties fo:language="ru" fo:country="RU" officeooo:rsid="00acc093" officeooo:paragraph-rsid="00acc093"/>
    </style:style>
    <style:style style:name="P85" style:family="paragraph" style:parent-style-name="Standard">
      <style:text-properties fo:language="ru" fo:country="RU" officeooo:rsid="00acc093" officeooo:paragraph-rsid="00ad17a0"/>
    </style:style>
    <style:style style:name="P86" style:family="paragraph" style:parent-style-name="Standard">
      <style:text-properties fo:language="ru" fo:country="RU" officeooo:rsid="00aef1fd" officeooo:paragraph-rsid="00aef1fd"/>
    </style:style>
    <style:style style:name="P87" style:family="paragraph" style:parent-style-name="Standard">
      <style:text-properties fo:language="en" fo:country="US" officeooo:rsid="0007d990" officeooo:paragraph-rsid="0007d990"/>
    </style:style>
    <style:style style:name="P88" style:family="paragraph" style:parent-style-name="Standard">
      <style:text-properties fo:language="en" fo:country="US" officeooo:rsid="000ece25" officeooo:paragraph-rsid="000ece25"/>
    </style:style>
    <style:style style:name="P89" style:family="paragraph" style:parent-style-name="Standard">
      <style:text-properties fo:language="en" fo:country="US" officeooo:rsid="000704f8" officeooo:paragraph-rsid="00594863"/>
    </style:style>
    <style:style style:name="P90" style:family="paragraph" style:parent-style-name="Standard">
      <style:text-properties fo:language="en" fo:country="US" officeooo:rsid="00157d5e" officeooo:paragraph-rsid="00594863"/>
    </style:style>
    <style:style style:name="P91" style:family="paragraph" style:parent-style-name="Standard">
      <style:text-properties fo:language="en" fo:country="US" officeooo:rsid="001ed879" officeooo:paragraph-rsid="001ed879"/>
    </style:style>
    <style:style style:name="P92" style:family="paragraph" style:parent-style-name="Standard">
      <style:text-properties fo:language="en" fo:country="US" officeooo:rsid="001fc2ff" officeooo:paragraph-rsid="001fc2ff"/>
    </style:style>
    <style:style style:name="P93" style:family="paragraph" style:parent-style-name="Standard">
      <style:text-properties fo:language="en" fo:country="US" officeooo:rsid="002131ae" officeooo:paragraph-rsid="002131ae"/>
    </style:style>
    <style:style style:name="P94" style:family="paragraph" style:parent-style-name="Standard">
      <style:text-properties fo:language="en" fo:country="US" officeooo:rsid="00236f9f" officeooo:paragraph-rsid="00236f9f"/>
    </style:style>
    <style:style style:name="P95" style:family="paragraph" style:parent-style-name="Standard">
      <style:text-properties fo:language="en" fo:country="US" officeooo:rsid="00249bb7" officeooo:paragraph-rsid="00249bb7"/>
    </style:style>
    <style:style style:name="P96" style:family="paragraph" style:parent-style-name="Standard">
      <style:text-properties fo:language="en" fo:country="US" officeooo:rsid="0027313f" officeooo:paragraph-rsid="00284df8"/>
    </style:style>
    <style:style style:name="P97" style:family="paragraph" style:parent-style-name="Standard">
      <style:text-properties fo:language="en" fo:country="US" officeooo:rsid="0030d724" officeooo:paragraph-rsid="0030d724"/>
    </style:style>
    <style:style style:name="P98" style:family="paragraph" style:parent-style-name="Standard">
      <style:text-properties fo:language="en" fo:country="US" officeooo:rsid="00320ea8" officeooo:paragraph-rsid="00320ea8"/>
    </style:style>
    <style:style style:name="P99" style:family="paragraph" style:parent-style-name="Standard">
      <style:text-properties fo:language="en" fo:country="US" officeooo:rsid="00350035" officeooo:paragraph-rsid="00350035"/>
    </style:style>
    <style:style style:name="P100" style:family="paragraph" style:parent-style-name="Standard">
      <style:text-properties fo:language="en" fo:country="US" officeooo:rsid="00388e42" officeooo:paragraph-rsid="0038e398"/>
    </style:style>
    <style:style style:name="P101" style:family="paragraph" style:parent-style-name="Standard">
      <style:text-properties fo:language="en" fo:country="US" officeooo:rsid="003e9e8e" officeooo:paragraph-rsid="003e9e8e"/>
    </style:style>
    <style:style style:name="P102" style:family="paragraph" style:parent-style-name="Standard">
      <style:text-properties fo:language="en" fo:country="US" officeooo:rsid="00430daa" officeooo:paragraph-rsid="00430daa"/>
    </style:style>
    <style:style style:name="P103" style:family="paragraph" style:parent-style-name="Standard">
      <style:text-properties fo:language="en" fo:country="US" officeooo:rsid="00430daa" officeooo:paragraph-rsid="004465af"/>
    </style:style>
    <style:style style:name="P104" style:family="paragraph" style:parent-style-name="Standard">
      <style:text-properties fo:language="en" fo:country="US" officeooo:rsid="00430daa" officeooo:paragraph-rsid="004638f3"/>
    </style:style>
    <style:style style:name="P105" style:family="paragraph" style:parent-style-name="Standard">
      <style:text-properties fo:language="en" fo:country="US" officeooo:rsid="0054f655" officeooo:paragraph-rsid="0054f655"/>
    </style:style>
    <style:style style:name="P106" style:family="paragraph" style:parent-style-name="Standard">
      <style:text-properties fo:language="en" fo:country="US" officeooo:rsid="0054f655" officeooo:paragraph-rsid="0056d4ba"/>
    </style:style>
    <style:style style:name="P107" style:family="paragraph" style:parent-style-name="Standard">
      <style:text-properties fo:language="en" fo:country="US" officeooo:rsid="005a172e" officeooo:paragraph-rsid="005a172e"/>
    </style:style>
    <style:style style:name="P108" style:family="paragraph" style:parent-style-name="Standard">
      <style:text-properties fo:language="en" fo:country="US" officeooo:rsid="0072ff47" officeooo:paragraph-rsid="0072ff47"/>
    </style:style>
    <style:style style:name="P109" style:family="paragraph" style:parent-style-name="Standard">
      <style:text-properties fo:language="en" fo:country="US" officeooo:rsid="0073d362" officeooo:paragraph-rsid="0073d362"/>
    </style:style>
    <style:style style:name="P110" style:family="paragraph" style:parent-style-name="Standard">
      <style:text-properties fo:language="en" fo:country="US" officeooo:rsid="007f7154" officeooo:paragraph-rsid="007f7154"/>
    </style:style>
    <style:style style:name="P111" style:family="paragraph" style:parent-style-name="Standard">
      <style:text-properties fo:language="en" fo:country="US" officeooo:rsid="0081fc2c" officeooo:paragraph-rsid="0081fc2c"/>
    </style:style>
    <style:style style:name="P112" style:family="paragraph" style:parent-style-name="Standard">
      <style:text-properties fo:language="en" fo:country="US" officeooo:rsid="0082da3a" officeooo:paragraph-rsid="0082da3a"/>
    </style:style>
    <style:style style:name="P113" style:family="paragraph" style:parent-style-name="Standard">
      <style:text-properties fo:language="en" fo:country="US" officeooo:rsid="0035b118" officeooo:paragraph-rsid="00892520"/>
    </style:style>
    <style:style style:name="P114" style:family="paragraph" style:parent-style-name="Standard">
      <style:text-properties fo:language="en" fo:country="US" officeooo:rsid="0035b118" officeooo:paragraph-rsid="00912f9b"/>
    </style:style>
    <style:style style:name="P115" style:family="paragraph" style:parent-style-name="Standard">
      <style:text-properties fo:language="en" fo:country="US" officeooo:rsid="0035b118" officeooo:paragraph-rsid="0092e36f"/>
    </style:style>
    <style:style style:name="P116" style:family="paragraph" style:parent-style-name="Standard">
      <style:text-properties fo:language="en" fo:country="US" officeooo:rsid="00a857d5" officeooo:paragraph-rsid="00a857d5"/>
    </style:style>
    <style:style style:name="P117" style:family="paragraph" style:parent-style-name="Standard">
      <style:text-properties fo:language="en" fo:country="US" officeooo:rsid="00acc093" officeooo:paragraph-rsid="00acc093"/>
    </style:style>
    <style:style style:name="P118" style:family="paragraph" style:parent-style-name="Standard">
      <style:text-properties officeooo:rsid="000ece25" officeooo:paragraph-rsid="000ece25"/>
    </style:style>
    <style:style style:name="P119" style:family="paragraph" style:parent-style-name="Standard">
      <style:text-properties officeooo:rsid="002aec53" officeooo:paragraph-rsid="002aec53"/>
    </style:style>
    <style:style style:name="P120" style:family="paragraph" style:parent-style-name="Standard">
      <style:text-properties officeooo:rsid="002aec53" officeooo:paragraph-rsid="002cdcb4"/>
    </style:style>
    <style:style style:name="P121" style:family="paragraph" style:parent-style-name="Standard">
      <style:text-properties officeooo:rsid="002b5666" officeooo:paragraph-rsid="002cdcb4"/>
    </style:style>
    <style:style style:name="P122" style:family="paragraph" style:parent-style-name="Standard">
      <style:text-properties officeooo:paragraph-rsid="004b7798"/>
    </style:style>
    <style:style style:name="P123" style:family="paragraph" style:parent-style-name="Standard">
      <style:text-properties officeooo:paragraph-rsid="00594863"/>
    </style:style>
    <style:style style:name="P124" style:family="paragraph" style:parent-style-name="Standard">
      <style:text-properties officeooo:paragraph-rsid="007b40e2"/>
    </style:style>
    <style:style style:name="P125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26" style:family="paragraph" style:parent-style-name="Standard">
      <style:text-properties officeooo:rsid="00836f8d" officeooo:paragraph-rsid="00836f8d"/>
    </style:style>
    <style:style style:name="P127" style:family="paragraph" style:parent-style-name="Standard">
      <style:text-properties officeooo:paragraph-rsid="00836f8d"/>
    </style:style>
    <style:style style:name="P128" style:family="paragraph" style:parent-style-name="Standard">
      <style:text-properties officeooo:rsid="008e7610" officeooo:paragraph-rsid="008e7610"/>
    </style:style>
    <style:style style:name="P129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30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31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32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36" style:family="paragraph" style:parent-style-name="Text_20_body">
      <style:text-properties fo:language="ru" fo:country="RU" officeooo:rsid="000ece25" officeooo:paragraph-rsid="0072ff47"/>
    </style:style>
    <style:style style:name="P137" style:family="paragraph" style:parent-style-name="Table_20_Contents">
      <style:text-properties fo:language="ru" fo:country="RU" officeooo:rsid="0055dde8" officeooo:paragraph-rsid="00892520"/>
    </style:style>
    <style:style style:name="P138" style:family="paragraph" style:parent-style-name="Table_20_Contents">
      <style:text-properties fo:language="ru" fo:country="RU" officeooo:rsid="0055dde8" officeooo:paragraph-rsid="00912f9b"/>
    </style:style>
    <style:style style:name="P139" style:family="paragraph" style:parent-style-name="Table_20_Contents">
      <style:text-properties fo:language="ru" fo:country="RU" officeooo:rsid="004541e7" officeooo:paragraph-rsid="00892520"/>
    </style:style>
    <style:style style:name="P140" style:family="paragraph" style:parent-style-name="Table_20_Contents">
      <style:text-properties fo:language="ru" fo:country="RU" officeooo:rsid="004541e7" officeooo:paragraph-rsid="00912f9b"/>
    </style:style>
    <style:style style:name="P141" style:family="paragraph" style:parent-style-name="Table_20_Contents">
      <style:text-properties fo:language="ru" fo:country="RU" officeooo:rsid="00452787" officeooo:paragraph-rsid="00892520"/>
    </style:style>
    <style:style style:name="P142" style:family="paragraph" style:parent-style-name="Table_20_Contents">
      <style:text-properties fo:language="ru" fo:country="RU" officeooo:rsid="00892520" officeooo:paragraph-rsid="00892520"/>
    </style:style>
    <style:style style:name="P143" style:family="paragraph" style:parent-style-name="Table_20_Contents">
      <style:text-properties fo:language="ru" fo:country="RU" officeooo:rsid="00892520" officeooo:paragraph-rsid="00912f9b"/>
    </style:style>
    <style:style style:name="P144" style:family="paragraph" style:parent-style-name="Table_20_Contents">
      <style:text-properties fo:language="ru" fo:country="RU" officeooo:rsid="008c008c" officeooo:paragraph-rsid="008c008c"/>
    </style:style>
    <style:style style:name="P145" style:family="paragraph" style:parent-style-name="Table_20_Contents">
      <style:text-properties fo:language="ru" fo:country="RU" officeooo:rsid="008c008c" officeooo:paragraph-rsid="00912f9b"/>
    </style:style>
    <style:style style:name="P146" style:family="paragraph" style:parent-style-name="Table_20_Contents">
      <style:text-properties fo:language="ru" fo:country="RU" officeooo:rsid="00912f9b" officeooo:paragraph-rsid="00912f9b"/>
    </style:style>
    <style:style style:name="P147" style:family="paragraph" style:parent-style-name="Table_20_Contents">
      <style:text-properties fo:language="en" fo:country="US" officeooo:rsid="00892520" officeooo:paragraph-rsid="00892520"/>
    </style:style>
    <style:style style:name="P148" style:family="paragraph" style:parent-style-name="Table_20_Contents">
      <style:text-properties fo:language="en" fo:country="US" officeooo:rsid="00912f9b" officeooo:paragraph-rsid="00912f9b"/>
    </style:style>
    <style:style style:name="P149" style:family="paragraph" style:parent-style-name="Table_20_Contents">
      <style:text-properties officeooo:rsid="00452787" officeooo:paragraph-rsid="00892520"/>
    </style:style>
    <style:style style:name="P150" style:family="paragraph" style:parent-style-name="Table_20_Contents">
      <style:text-properties officeooo:paragraph-rsid="00892520"/>
    </style:style>
    <style:style style:name="P151" style:family="paragraph" style:parent-style-name="Table_20_Contents">
      <style:text-properties officeooo:paragraph-rsid="00912f9b"/>
    </style:style>
    <style:style style:name="P152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53" style:family="paragraph" style:parent-style-name="Heading_20_2">
      <style:text-properties fo:language="en" fo:country="US" officeooo:rsid="0072ff47" officeooo:paragraph-rsid="0072ff47"/>
    </style:style>
    <style:style style:name="P154" style:family="paragraph" style:parent-style-name="Standard">
      <style:text-properties fo:language="ru" fo:country="RU" officeooo:rsid="00b2bc2b" officeooo:paragraph-rsid="00b2bc2b"/>
    </style:style>
    <style:style style:name="P155" style:family="paragraph" style:parent-style-name="Standard">
      <style:text-properties fo:language="ru" fo:country="RU" officeooo:rsid="00b43a17" officeooo:paragraph-rsid="00b43a17"/>
    </style:style>
    <style:style style:name="P156" style:family="paragraph" style:parent-style-name="Standard">
      <style:text-properties fo:language="ru" fo:country="RU" officeooo:rsid="00b56f6e" officeooo:paragraph-rsid="00b56f6e"/>
    </style:style>
    <style:style style:name="P157" style:family="paragraph" style:parent-style-name="Standard">
      <style:text-properties fo:language="ru" fo:country="RU" officeooo:rsid="00b5adcf" officeooo:paragraph-rsid="00b5adcf"/>
    </style:style>
    <style:style style:name="P158" style:family="paragraph" style:parent-style-name="Standard">
      <style:text-properties fo:language="en" fo:country="US" officeooo:rsid="00b62916" officeooo:paragraph-rsid="00b62916"/>
    </style:style>
    <style:style style:name="P159" style:family="paragraph" style:parent-style-name="Heading_20_3">
      <style:text-properties fo:language="en" fo:country="US" officeooo:rsid="0007d990" officeooo:paragraph-rsid="0007d990"/>
    </style:style>
    <style:style style:name="P160" style:family="paragraph" style:parent-style-name="Heading_20_4">
      <style:text-properties officeooo:paragraph-rsid="00594863"/>
    </style:style>
    <style:style style:name="P161" style:family="paragraph" style:parent-style-name="Heading_20_4">
      <style:text-properties officeooo:paragraph-rsid="0036eef4"/>
    </style:style>
    <style:style style:name="P162" style:family="paragraph" style:parent-style-name="Table_20_Contents">
      <style:text-properties officeooo:rsid="00b2bc2b" officeooo:paragraph-rsid="00b2bc2b"/>
    </style:style>
    <style:style style:name="P163" style:family="paragraph" style:parent-style-name="Table_20_Contents">
      <style:text-properties fo:language="ru" fo:country="RU" officeooo:rsid="00b2bc2b" officeooo:paragraph-rsid="00b2bc2b"/>
    </style:style>
    <style:style style:name="P164" style:family="paragraph" style:parent-style-name="Table_20_Contents">
      <style:text-properties officeooo:rsid="00b4013d" officeooo:paragraph-rsid="00b4013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ece25"/>
    </style:style>
    <style:style style:name="T21" style:family="text">
      <style:text-properties fo:language="en" fo:country="US" officeooo:rsid="000fd16a"/>
    </style:style>
    <style:style style:name="T22" style:family="text">
      <style:text-properties fo:language="en" fo:country="US" officeooo:rsid="0012a5b0"/>
    </style:style>
    <style:style style:name="T23" style:family="text">
      <style:text-properties fo:language="en" fo:country="US" officeooo:rsid="0016623b"/>
    </style:style>
    <style:style style:name="T24" style:family="text">
      <style:text-properties fo:language="en" fo:country="US" officeooo:rsid="002cdcb4"/>
    </style:style>
    <style:style style:name="T25" style:family="text">
      <style:text-properties fo:language="en" fo:country="US" officeooo:rsid="0036eef4"/>
    </style:style>
    <style:style style:name="T26" style:family="text">
      <style:text-properties fo:language="en" fo:country="US" officeooo:rsid="0039ac50"/>
    </style:style>
    <style:style style:name="T27" style:family="text">
      <style:text-properties fo:language="en" fo:country="US" officeooo:rsid="00405837"/>
    </style:style>
    <style:style style:name="T28" style:family="text">
      <style:text-properties fo:language="en" fo:country="US" officeooo:rsid="0067aec0"/>
    </style:style>
    <style:style style:name="T29" style:family="text">
      <style:text-properties fo:language="en" fo:country="US" officeooo:rsid="007b40e2"/>
    </style:style>
    <style:style style:name="T30" style:family="text">
      <style:text-properties officeooo:rsid="0007d99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0cce8c"/>
    </style:style>
    <style:style style:name="T33" style:family="text">
      <style:text-properties officeooo:rsid="000fd16a"/>
    </style:style>
    <style:style style:name="T34" style:family="text">
      <style:text-properties officeooo:rsid="0016623b"/>
    </style:style>
    <style:style style:name="T35" style:family="text">
      <style:text-properties officeooo:rsid="00169a51"/>
    </style:style>
    <style:style style:name="T36" style:family="text">
      <style:text-properties officeooo:rsid="00236f9f"/>
    </style:style>
    <style:style style:name="T37" style:family="text">
      <style:text-properties officeooo:rsid="002aec53"/>
    </style:style>
    <style:style style:name="T38" style:family="text">
      <style:text-properties officeooo:rsid="002cdcb4"/>
    </style:style>
    <style:style style:name="T39" style:family="text">
      <style:text-properties fo:color="#000000" style:font-name="Consolas" fo:font-size="10pt" fo:background-color="#e8f2fe" loext:char-shading-value="0" style:font-size-asian="10pt"/>
    </style:style>
    <style:style style:name="T40" style:family="text">
      <style:text-properties fo:color="#000000" style:font-name="Consolas" fo:font-size="10pt" fo:background-color="#d4d4d4" loext:char-shading-value="0" style:font-size-asian="10pt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3ca917" style:font-size-asian="10pt"/>
    </style:style>
    <style:style style:name="T43" style:family="text">
      <style:text-properties fo:color="#000000" style:font-name="Consolas" fo:font-size="10pt" style:font-size-asian="10pt" fo:background-color="#e8f2fe"/>
    </style:style>
    <style:style style:name="T44" style:family="text">
      <style:text-properties fo:color="#000000" style:font-name="Consolas" fo:font-size="10pt" fo:background-color="#c6dbae" loext:char-shading-value="0" style:font-size-asian="10pt"/>
    </style:style>
    <style:style style:name="T4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6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7" style:family="text">
      <style:text-properties fo:color="#0000c0" style:font-name="Consolas" fo:font-size="10pt" fo:background-color="#e8f2fe" loext:char-shading-value="0" style:font-size-asian="10pt"/>
    </style:style>
    <style:style style:name="T48" style:family="text">
      <style:text-properties fo:color="#0000c0" style:font-name="Consolas" fo:font-size="10pt" style:font-size-asian="10pt"/>
    </style:style>
    <style:style style:name="T49" style:family="text">
      <style:text-properties fo:color="#0000c0" style:font-name="Consolas" fo:font-size="10pt" fo:font-style="italic" style:font-size-asian="10pt" style:font-style-asian="italic"/>
    </style:style>
    <style:style style:name="T50" style:family="text">
      <style:text-properties fo:font-variant="normal" fo:text-transform="none" fo:color="#000000" style:font-name="Arial" fo:letter-spacing="normal" fo:font-style="normal" fo:font-weight="bold"/>
    </style:style>
    <style:style style:name="T51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2" style:family="text">
      <style:text-properties officeooo:rsid="0039ac50"/>
    </style:style>
    <style:style style:name="T53" style:family="text">
      <style:text-properties fo:color="#7f0055" style:font-name="Consolas" fo:font-size="10pt" fo:font-weight="bold" style:font-size-asian="10pt" style:font-weight-asian="bold"/>
    </style:style>
    <style:style style:name="T54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5" style:family="text">
      <style:text-properties fo:color="#3f7f5f" style:font-name="Consolas" fo:font-size="10pt" style:font-size-asian="10pt"/>
    </style:style>
    <style:style style:name="T56" style:family="text">
      <style:text-properties officeooo:rsid="004465af"/>
    </style:style>
    <style:style style:name="T57" style:family="text">
      <style:text-properties officeooo:rsid="004638f3"/>
    </style:style>
    <style:style style:name="T58" style:family="text">
      <style:text-properties officeooo:rsid="0053e262"/>
    </style:style>
    <style:style style:name="T59" style:family="text">
      <style:text-properties officeooo:rsid="0054f655"/>
    </style:style>
    <style:style style:name="T60" style:family="text">
      <style:text-properties officeooo:rsid="0056d4ba"/>
    </style:style>
    <style:style style:name="T61" style:family="text">
      <style:text-properties officeooo:rsid="0067aec0"/>
    </style:style>
    <style:style style:name="T62" style:family="text">
      <style:text-properties officeooo:rsid="00769295"/>
    </style:style>
    <style:style style:name="T63" style:family="text">
      <style:text-properties officeooo:rsid="00791ae9"/>
    </style:style>
    <style:style style:name="T64" style:family="text">
      <style:text-properties officeooo:rsid="007979ff"/>
    </style:style>
    <style:style style:name="T65" style:family="text">
      <style:text-properties officeooo:rsid="007979ff" fo:background-color="#bbe33d" loext:char-shading-value="0"/>
    </style:style>
    <style:style style:name="T66" style:family="text">
      <style:text-properties officeooo:rsid="0094e78c" fo:background-color="#bbe33d" loext:char-shading-value="0"/>
    </style:style>
    <style:style style:name="T67" style:family="text">
      <style:text-properties officeooo:rsid="007b40e2"/>
    </style:style>
    <style:style style:name="T68" style:family="text">
      <style:text-properties officeooo:rsid="00912f9b"/>
    </style:style>
    <style:style style:name="T69" style:family="text">
      <style:text-properties officeooo:rsid="0094e78c"/>
    </style:style>
    <style:style style:name="T70" style:family="text">
      <style:text-properties officeooo:rsid="00a413c1"/>
    </style:style>
    <style:style style:name="T71" style:family="text">
      <style:text-properties officeooo:rsid="00acc093"/>
    </style:style>
    <style:style style:name="T72" style:family="text">
      <style:text-properties officeooo:rsid="000ece25"/>
    </style:style>
    <style:style style:name="T73" style:family="text">
      <style:text-properties fo:background-color="#00a933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9">Discovery</text:span><text:tab/></text:p>
      <text:p text:style-name="P124">35FF72064D53373235442343<text:tab/><text:span text:style-name="T67">ST-Link(</text:span><text:span text:style-name="T14">ПДЕ</text:span><text:span text:style-name="T67">)</text:span></text:p>
      <text:p text:style-name="P125"><text:tab/></text:p>
      <text:p text:style-name="P87"/>
      <text:h text:style-name="Heading_20_2" text:outline-level="2">NUCLEO <text:span text:style-name="T32">L475RG</text:span>.</text:h>
      <text:p text:style-name="Standard"/>
      <text:p text:style-name="Standard"/>
      <text:h text:style-name="P159" text:outline-level="3">LEDS.</text:h>
      <text:p text:style-name="Standard"/>
      <text:p text:style-name="Standard"><text:tab/><text:tab/><text:span text:style-name="T30">Arduino</text:span><text:tab/><text:tab/><text:span text:style-name="T30">STM</text:span></text:p>
      <text:p text:style-name="P87">Green<text:tab/><text:tab/>D13<text:tab/><text:tab/><text:tab/><text:span text:style-name="T31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28">STM32F407VG</text:p>
      <text:p text:style-name="Standard"/>
      <text:p text:style-name="P112">PD12<text:tab/><text:span text:style-name="T1">зеленый</text:span></text:p>
      <text:p text:style-name="P112">PD13<text:tab/><text:span text:style-name="T1">оранжевый</text:span></text:p>
      <text:p text:style-name="P112">PD14<text:tab/><text:span text:style-name="T1">красный</text:span></text:p>
      <text:p text:style-name="P112">PD15<text:tab/><text:span text:style-name="T1">синий</text:span></text:p>
      <text:p text:style-name="P60"/>
      <text:p text:style-name="P112">PA1<text:tab/><text:span text:style-name="T1">кнопка синяя</text:span></text:p>
      <text:p text:style-name="Standard"/>
      <text:p text:style-name="P127"/>
      <text:h text:style-name="Heading_20_1" text:outline-level="1"><text:span text:style-name="T20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22"/>
      <text:p text:style-name="P122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18"><text:span text:style-name="T5">Н</text:span><text:span text:style-name="T1">е установка, а скорее настройка. </text:span><text:span text:style-name="T19">CMSIS </text:span><text:span text:style-name="T1">или </text:span><text:span text:style-name="T19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18"><text:span text:style-name="T5">П</text:span><text:span text:style-name="T1">овторное использование проекта </text:span><text:span text:style-name="T19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88">SPL, SMSIS.</text:p>
      <text:p text:style-name="P88"/>
      <text:p text:style-name="P88"/>
      <text:h text:style-name="Heading_20_4" text:outline-level="4">STM Урок 4. Библиотека HAL. STM32 CUBE MX. Светодиоды и кнопка.</text:h>
      <text:p text:style-name="P14">Первый урок с <text:span text:style-name="T19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4"/>
      <text:p text:style-name="Standard"/>
      <text:h text:style-name="Heading_20_4" text:outline-level="4">STM Урок 5. Библиотека HAL. STM32 CUBE MX. Таймеры.</text:h>
      <text:p text:style-name="P14">Простой таймер, недоделан <text:span text:style-name="T38">для кейла. Для </text:span><text:span text:style-name="T24">TS </text:span><text:span text:style-name="T38">работает.</text:span></text:p>
      <text:p text:style-name="P33">В процедуре void TIM4_IRQHandler(void) машу ногой</text:p>
      <text:p text:style-name="P120">21ms</text:p>
      <text:p text:style-name="P121"><text:span text:style-name="T1">Использован </text:span>TIM4 <text:span text:style-name="T1">он находится на APB1.</text:span></text:p>
      <text:p text:style-name="P34">Исходные 4МГц превращаются в <text:span text:style-name="T37">21ms </text:span>при</text:p>
      <text:p text:style-name="P34"/>
      <text:p text:style-name="P34"/>
      <text:h text:style-name="Heading_20_5" text:outline-level="5">Еще раз расчитаем частоту от делителей и сравним с осциллом.</text:h>
      <text:p text:style-name="P37">Revision: 267<text:tab/>CUBE. PA8 на выход</text:p>
      <text:p text:style-name="P37"/>
      <text:p text:style-name="P99">Fosc = 47.6 Hz</text:p>
      <text:p text:style-name="P37">совпало</text:p>
      <text:p text:style-name="P37">FПослеСчетчикаПовторов:FПослеСчетчикаПериода/{RRepetitionCounter+1}=47.619*'Hz@#</text:p>
      <text:p text:style-name="P99"/>
      <text:p text:style-name="P34"/>
      <text:p text:style-name="P37">изменение</text:p>
      <text:p text:style-name="P37"><text:span text:style-name="T39">htim4.</text:span><text:span text:style-name="T47">Init</text:span><text:span text:style-name="T39">.</text:span><text:span text:style-name="T47">ClockDivision</text:span><text:span text:style-name="T39"> = </text:span><text:span text:style-name="T40">TIM_CLOCKDIVISION_DIV1</text:span><text:span text:style-name="T39">;</text:span></text:p>
      <text:p text:style-name="P37">не оказывает воздействий</text:p>
      <text:p text:style-name="P34"/>
      <text:h text:style-name="Heading_20_4" text:outline-level="4">STM Урок 8. HAL I2C Подключаем часы реального времени DS3231.</text:h>
      <text:p text:style-name="P34"/>
      <text:p text:style-name="P34"/>
      <text:p text:style-name="P34"/>
      <text:p text:style-name="P34"/>
      <text:p text:style-name="P123"/>
      <text:p text:style-name="P123"/>
      <text:p text:style-name="P123"/>
      <text:h text:style-name="P160" text:outline-level="4">STM Урок 10. HAL. Изучаем PWM (ШИМ). Мигаем светодиодами плавно.</text:h>
      <text:p text:style-name="P123"/>
      <text:p text:style-name="P15">Включил на таймере 4 геренацию <text:span text:style-name="T19">PWM Generation CH1 2 3 4, </text:span><text:span text:style-name="T33">повысил скорость </text:span><text:span text:style-name="T21">DO.</text:span></text:p>
      <text:p text:style-name="P16">Автоматически активировались 4 <text:span text:style-name="T19">DO PD12, 13, 14, 15.</text:span></text:p>
      <text:p text:style-name="P16">PD12<text:tab/><text:tab/><text:span text:style-name="T22">44</text:span></text:p>
      <text:p text:style-name="P18">исходя из </text:p>
      <text:p text:style-name="P123"><text:s text:c="2"/>htim4.Init.Prescaler = 0;</text:p>
      <text:p text:style-name="P123"><text:s text:c="2"/>htim4.Init.Period = 65535;</text:p>
      <text:p text:style-name="P89"><text:tab/>Период_ms:1/FСработкиТаймераИтог=0.7802@'ms</text:p>
      <text:p text:style-name="P89"/>
      <text:p text:style-name="P18">на осциллографе один горб занимает</text:p>
      <text:p text:style-name="P18">778 <text:span text:style-name="T19">uS</text:span></text:p>
      <text:p text:style-name="P8"/>
      <text:p text:style-name="P18">То есть, импульсы выдаются с частотой таймера.</text:p>
      <text:p text:style-name="P8"/>
      <text:p text:style-name="P18">Непонятно только что такое TIM4→CCR1 и где про него написано</text:p>
      <text:p text:style-name="P18">В <text:span text:style-name="T19">ref </text:span>мануале про регистры</text:p>
      <text:p text:style-name="P18"><text:span text:style-name="T34">Счетчик </text:span><text:s/>TIMx_CNT &lt; TIMx_CCR1 <text:span text:style-name="T34">врежиме </text:span><text:span text:style-name="T23">PWM </text:span><text:span text:style-name="T34">отсчитывает время активного состояния выхода, после сброшеного.</text:span></text:p>
      <text:p text:style-name="P18">TIMx_CNT &lt; TIMx_CCR1 <text:span text:style-name="T35">в других режима работают согласно режимам.</text:span></text:p>
      <text:p text:style-name="P18"/>
      <text:p text:style-name="P18"/>
      <text:p text:style-name="P18"/>
      <text:h text:style-name="P160" text:outline-level="4">STM Урок 11. HAL. Статическая индикация.</text:h>
      <text:p text:style-name="P18"/>
      <text:p text:style-name="P19">У МК нужны <text:span text:style-name="T19">PE7.. PE15</text:span></text:p>
      <text:p text:style-name="P19"/>
      <text:p text:style-name="P90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34"/>
      <text:p text:style-name="P34"/>
      <text:p text:style-name="P34"/>
      <text:h text:style-name="Heading_20_4" text:outline-level="4">STM Урок 13. HAL. USART. Передача данны<text:span text:style-name="T58">х.</text:span></text:h>
      <text:p text:style-name="P34"/>
      <text:p text:style-name="P46">Выводим <text:span text:style-name="T59">данные с урт2</text:span></text:p>
      <text:p text:style-name="P105">USART2_TX<text:tab/><text:tab/>PA2<text:tab/>14</text:p>
      <text:p text:style-name="P105">USART2_RX<text:tab/><text:tab/>PA3<text:tab/>13</text:p>
      <text:p text:style-name="P34"/>
      <text:p text:style-name="P106">USART<text:span text:style-name="T60">1</text:span>_TX<text:tab/><text:tab/>PA<text:span text:style-name="T60">9</text:span><text:tab/>14</text:p>
      <text:p text:style-name="P106">USART<text:span text:style-name="T60">1</text:span>_RX<text:tab/><text:tab/>PA<text:span text:style-name="T60">10</text:span><text:tab/>13</text:p>
      <text:p text:style-name="P47">Не работало из за того что плата была запитана от программатора. Периферию была в отрубе видимо.</text:p>
      <text:p text:style-name="P48">Из трех байт только два верно. Решу св следующем уроке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Standard"/>
      <text:h text:style-name="Heading_20_4" text:outline-level="4">STM Урок 16. HAL. ADC. Regular Channel.</text:h>
      <text:p text:style-name="P20">Простой АЦП. Значения забираем прям в майне.</text:p>
      <text:p text:style-name="P35"/>
      <text:p text:style-name="P35"/>
      <text:p text:style-name="P36">Часы<text:tab/><text:tab/><text:span text:style-name="T19">STM</text:span></text:p>
      <text:p text:style-name="P97">SCL<text:tab/><text:tab/>PB6</text:p>
      <text:p text:style-name="P97">SDA<text:tab/><text:tab/>PB7</text:p>
      <text:p text:style-name="P98">VCC<text:tab/><text:tab/></text:p>
      <text:p text:style-name="P98">GND</text:p>
      <text:p text:style-name="P119"/>
      <text:p text:style-name="Standard"/>
      <text:h text:style-name="Heading_20_4" text:outline-level="4">STM Урок 17. HAL. ADC. Regular Channel. Interrupt.</text:h>
      <text:p text:style-name="P20">Значения забираем при вызове прерывания.</text:p>
      <text:p text:style-name="P22">Попытаемся соотнести частоту АЦП, время преобразования и частоту вызовов прерываний.</text:p>
      <text:p text:style-name="P23">Подключение потенциометра по схеме</text:p>
      <text:p text:style-name="P23">схема<text:tab/><text:tab/><text:tab/>смысл<text:tab/><text:tab/><text:span text:style-name="T19">UNO</text:span></text:p>
      <text:p text:style-name="P92">pin1<text:tab/>Vss<text:tab/><text:tab/>-<text:tab/><text:tab/><text:span text:style-name="T6">2сверху4</text:span></text:p>
      <text:p text:style-name="P92">pin2<text:tab/>PA<text:span text:style-name="T6">0</text:span><text:tab/><text:tab/><text:span text:style-name="T1">порт<text:tab/><text:tab/></text:span><text:span text:style-name="T6">2снизу6</text:span></text:p>
      <text:p text:style-name="P92">pin3<text:tab/>Vdd<text:tab/><text:tab/>+<text:tab/><text:tab/><text:span text:style-name="T6">2сверху8</text:span></text:p>
      <text:p text:style-name="P91">ADC1_IN5<text:tab/>PA0<text:tab/><text:tab/></text:p>
      <text:p text:style-name="P28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0">Значения </text:p>
      <text:p text:style-name="Standard"/>
      <text:p text:style-name="Standard"/>
      <text:h text:style-name="Heading_20_4" text:outline-level="4">STM Урок 19. HAL. ADC Injected Channel.</text:h>
      <text:p text:style-name="P21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1">Разбирал.</text:p>
      <text:p text:style-name="P29">В HAL_ADCEx_InjectedConvCpltCallback() бп срабатывает</text:p>
      <text:p text:style-name="P93">PC0<text:tab/><text:tab/><text:span text:style-name="T6">2снизу</text:span>1</text:p>
      <text:p text:style-name="P94">70us <text:span text:style-name="T1">между импульсами-вызовами</text:span></text:p>
      <text:p text:style-name="P31">АЦП тактируется 32МГц - </text:p>
      <text:p text:style-name="P31"/>
      <text:p text:style-name="P31">sConfigInjected.InjectedSamplingTime = ADC_SAMPLETIME_640CYCLES_5;</text:p>
      <text:p text:style-name="P96">390us<text:span text:style-name="T36"> </text:span><text:span text:style-name="T7">между импульсами-вызовами </text:span></text:p>
      <text:p text:style-name="P31"/>
      <text:p text:style-name="P32"/>
      <text:p text:style-name="P95"><text:span text:style-name="T1">По схеме куба как тактируется </text:span>ADC</text:p>
      <text:p text:style-name="P95"><text:s/>MSI → PLLM→ PLLSAI1R → To ADC [32]</text:p>
      <text:p text:style-name="P30">Непонятно только откуда в <text:span text:style-name="T19">MSI </text:span>возникает 4 МГц если в <text:span text:style-name="T19">MSI RC </text:span>4 Кцц</text:p>
      <text:p text:style-name="P31">Проливает ясности настройка</text:p>
      <text:p text:style-name="P31">RCC_OscInitStruct.MSIClockRange = RCC_MSIRANGE_6;</text:p>
      <text:p text:style-name="P31">RCC_MSIRANGE_6 MSI clock is around 4 MHz (default after Reset)</text:p>
      <text:p text:style-name="P31"/>
      <text:p text:style-name="P31"/>
      <text:p text:style-name="P93"/>
      <text:h text:style-name="Heading_20_4" text:outline-level="4">STM Урок 21. HAL. ADC. Regular Channel. Trigger.</text:h>
      <text:p text:style-name="P21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5">Опсание в справочние «железо.<text:span text:style-name="T19">odt</text:span>»</text:p>
      <text:p text:style-name="Standard"/>
      <text:p text:style-name="Standard"/>
      <text:p text:style-name="P76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7"/>
      <text:p text:style-name="P107">DAC_OUT1<text:tab/><text:tab/>PA4<text:tab/><text:tab/></text:p>
      <text:p text:style-name="P7"/>
      <text:p text:style-name="P154">Мерять </text:p>
      <text:p text:style-name="P154"/>
      <text:p text:style-name="P154"><text:span text:style-name="T43">HAL_DAC_SetValue(&amp;hdac,DAC_CHANNEL_1,DAC_ALIGN_12B_R,1365);</text:span></text:p>
      <text:p text:style-name="P154">0.98<text:span text:style-name="T19">V</text:span></text:p>
      <text:p text:style-name="Standard"/>
      <text:p text:style-name="P154">опортное<text:tab/>2.95</text:p>
      <text:p text:style-name="P154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162">DOR</text:p>
          </table:table-cell>
          <table:table-cell table:style-name="Таблица3.A1" office:value-type="string">
            <text:p text:style-name="P163">расчет</text:p>
          </table:table-cell>
          <table:table-cell table:style-name="Таблица3.C1" office:value-type="string">
            <text:p text:style-name="P163">реально</text:p>
          </table:table-cell>
        </table:table-row>
        <table:table-row>
          <table:table-cell table:style-name="Таблица3.A2" office:value-type="string">
            <text:p text:style-name="P162">500</text:p>
          </table:table-cell>
          <table:table-cell table:style-name="Таблица3.A2" office:value-type="string">
            <text:p text:style-name="P154">0.3601074219</text:p>
          </table:table-cell>
          <table:table-cell table:style-name="Таблица3.C2" office:value-type="string">
            <text:p text:style-name="P162">356 mv</text:p>
          </table:table-cell>
        </table:table-row>
        <table:table-row>
          <table:table-cell table:style-name="Таблица3.A2" office:value-type="string">
            <text:p text:style-name="P164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164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155">Запустил синусойду</text:p>
      <text:p text:style-name="P155">осцил показывает</text:p>
      <text:p text:style-name="P155">посчитал верхнюю точку — ок</text:p>
      <text:p text:style-name="P155"/>
      <text:p text:style-name="P155"/>
      <text:p text:style-name="P155"/>
      <text:h text:style-name="Heading_20_4" text:outline-level="4">STM Урок 28. HAL. DAC. Triangle</text:h>
      <text:p text:style-name="P155"/>
      <text:p text:style-name="P156">На осциле видно треугольники</text:p>
      <text:p text:style-name="P156">Рассто яние между двумя горбами 1.56<text:span text:style-name="T19">ms</text:span></text:p>
      <text:p text:style-name="P156"><text:span text:style-name="T19"/></text:p>
      <text:p text:style-name="P158">Counter <text:span text:style-name="T1">период с 4 на 8 поменял</text:span></text:p>
      <text:p text:style-name="P157">4<text:span text:style-name="T19">.</text:span>54<text:span text:style-name="T19"> ms</text:span></text:p>
      <text:p text:style-name="P155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9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77">Часть 1</text:p>
      <text:p text:style-name="P77">не настраиваю <text:span text:style-name="T19">UART </text:span>только включил</text:p>
      <text:p text:style-name="P77">Часть 2</text:p>
      <text:p text:style-name="P79">описание опкодов для записи регистров <text:span text:style-name="T19">ENC</text:span></text:p>
      <text:p text:style-name="P78">Часть <text:span text:style-name="T70">5</text:span></text:p>
      <text:p text:style-name="P80">дошел до вывода в порт.</text:p>
      <text:p text:style-name="P80">Данные в буфер кладуться, в порту нули</text:p>
      <text:p text:style-name="P78"/>
      <text:p text:style-name="P83">должно быть типа</text:p>
      <text:p text:style-name="P83">50:<text:span text:style-name="T19">E5:49:54:A5:19-FF:FF:FF:FF:FF:FF; 196; 0800</text:span></text:p>
      <text:p text:style-name="P78"/>
      <text:p text:style-name="P131">36 AE 06 95 87 60 FF D5 7B 00 E0 03 FF 03 FF 1D 20 81 C3 00 33 01 00 B6 AF 00 95 83 83 FD 95 73 00 F0 03 FE 00 </text:p>
      <text:p text:style-name="P131"/>
      <text:p text:style-name="P131"/>
      <text:p text:style-name="P132">должно отправиться 48 байт</text:p>
      <text:p text:style-name="P132">в порт пришло</text:p>
      <text:p text:style-name="P131">AF 5D FF 03 00 01 BF AF 8E 81 F9 FF 00 01 06 03 03 00 FE </text:p>
      <text:p text:style-name="P131"/>
      <text:p text:style-name="P131">AF 5D BF 01 00 01 F9 AF A7 83 00 01 24 01 01 00 F2</text:p>
      <text:p text:style-name="P131"/>
      <text:p text:style-name="P78">str1[0]<text:tab/>char<text:tab/>0x38<text:tab/></text:p>
      <text:p text:style-name="P78">str1[1]<text:tab/>char<text:tab/>0x37<text:tab/></text:p>
      <text:p text:style-name="P78">str1[2]<text:tab/>char<text:tab/>0x3a<text:tab/></text:p>
      <text:p text:style-name="P78">str1[3]<text:tab/>char<text:tab/>0x46<text:tab/></text:p>
      <text:p text:style-name="P78">str1[4]<text:tab/>char<text:tab/>0x46<text:tab/></text:p>
      <text:p text:style-name="P78">str1[5]<text:tab/>char<text:tab/>0x3a<text:tab/></text:p>
      <text:p text:style-name="P78">str1[6]<text:tab/>char<text:tab/>0x38<text:tab/></text:p>
      <text:p text:style-name="P78">str1[7]<text:tab/>char<text:tab/>0x37<text:tab/></text:p>
      <text:p text:style-name="P78">str1[8]<text:tab/>char<text:tab/>0x3a<text:tab/></text:p>
      <text:p text:style-name="P78">str1[9]<text:tab/>char<text:tab/>0x46<text:tab/></text:p>
      <text:p text:style-name="P78">str1[10]<text:tab/>char<text:tab/>0x41<text:tab/></text:p>
      <text:p text:style-name="P78">str1[11]<text:tab/>char<text:tab/>0x3a<text:tab/></text:p>
      <text:p text:style-name="P78">str1[12]<text:tab/>char<text:tab/>0x34<text:tab/></text:p>
      <text:p text:style-name="P78">str1[13]<text:tab/>char<text:tab/>0x33<text:tab/></text:p>
      <text:p text:style-name="P78">str1[14]<text:tab/>char<text:tab/>0x3a<text:tab/></text:p>
      <text:p text:style-name="P78">str1[15]<text:tab/>char<text:tab/>0x44<text:tab/></text:p>
      <text:p text:style-name="P78">str1[16]<text:tab/>char<text:tab/>0x46<text:tab/></text:p>
      <text:p text:style-name="P78">str1[17]<text:tab/>char<text:tab/>0x2d<text:tab/></text:p>
      <text:p text:style-name="P78">str1[18]<text:tab/>char<text:tab/>0x38<text:tab/></text:p>
      <text:p text:style-name="P78">str1[19]<text:tab/>char<text:tab/>0x37<text:tab/></text:p>
      <text:p text:style-name="P78">str1[20]<text:tab/>char<text:tab/>0x3a<text:tab/></text:p>
      <text:p text:style-name="P78">str1[21]<text:tab/>char<text:tab/>0x46<text:tab/></text:p>
      <text:p text:style-name="P78">str1[22]<text:tab/>char<text:tab/>0x46<text:tab/></text:p>
      <text:p text:style-name="P78">str1[23]<text:tab/>char<text:tab/>0x3a<text:tab/></text:p>
      <text:p text:style-name="P78">str1[24]<text:tab/>char<text:tab/>0x38<text:tab/></text:p>
      <text:p text:style-name="P78">str1[25]<text:tab/>char<text:tab/>0x37<text:tab/></text:p>
      <text:p text:style-name="P78">str1[26]<text:tab/>char<text:tab/>0x3a<text:tab/></text:p>
      <text:p text:style-name="P78">str1[27]<text:tab/>char<text:tab/>0x46<text:tab/></text:p>
      <text:p text:style-name="P78">str1[28]<text:tab/>char<text:tab/>0x41<text:tab/></text:p>
      <text:p text:style-name="P78">str1[29]<text:tab/>char<text:tab/>0x3a<text:tab/></text:p>
      <text:p text:style-name="P78">str1[30]<text:tab/>char<text:tab/>0x34<text:tab/></text:p>
      <text:p text:style-name="P78">str1[31]<text:tab/>char<text:tab/>0x33<text:tab/></text:p>
      <text:p text:style-name="P78">str1[32]<text:tab/>char<text:tab/>0x3a<text:tab/></text:p>
      <text:p text:style-name="P78">str1[33]<text:tab/>char<text:tab/>0x44<text:tab/></text:p>
      <text:p text:style-name="P78">str1[34]<text:tab/>char<text:tab/>0x46<text:tab/></text:p>
      <text:p text:style-name="P78">str1[35]<text:tab/>char<text:tab/>0x3b<text:tab/></text:p>
      <text:p text:style-name="P78">str1[36]<text:tab/>char<text:tab/>0x20<text:tab/></text:p>
      <text:p text:style-name="P78">str1[37]<text:tab/>char<text:tab/>0x35<text:tab/></text:p>
      <text:p text:style-name="P78">str1[38]<text:tab/>char<text:tab/>0x31<text:tab/></text:p>
      <text:p text:style-name="P78">str1[39]<text:tab/>char<text:tab/>0x32<text:tab/></text:p>
      <text:p text:style-name="P78">str1[40]<text:tab/>char<text:tab/>0x3b<text:tab/></text:p>
      <text:p text:style-name="P78">str1[41]<text:tab/>char<text:tab/>0x20<text:tab/></text:p>
      <text:p text:style-name="P78">str1[42]<text:tab/>char<text:tab/>0x38<text:tab/></text:p>
      <text:p text:style-name="P78">str1[43]<text:tab/>char<text:tab/>0x37<text:tab/></text:p>
      <text:p text:style-name="P78">str1[44]<text:tab/>char<text:tab/>0x46<text:tab/></text:p>
      <text:p text:style-name="P78">str1[45]<text:tab/>char<text:tab/>0x46<text:tab/></text:p>
      <text:p text:style-name="P78">str1[46]<text:tab/>char<text:tab/>0x72<text:tab/></text:p>
      <text:p text:style-name="P78">str1[47]<text:tab/>char<text:tab/>0x6e<text:tab/></text:p>
      <text:p text:style-name="P78">str1[48]<text:tab/>char<text:tab/>0x0<text:tab/></text:p>
      <text:p text:style-name="P78">str1[49]<text:tab/>char<text:tab/>0x0<text:tab/></text:p>
      <text:p text:style-name="P78">str1[50]<text:tab/>char<text:tab/>0x0<text:tab/></text:p>
      <text:p text:style-name="P78">str1[51]<text:tab/>char<text:tab/>0x0<text:tab/></text:p>
      <text:p text:style-name="P78">str1[52]<text:tab/>char<text:tab/>0x0<text:tab/></text:p>
      <text:p text:style-name="P78">str1[53]<text:tab/>char<text:tab/>0x0<text:tab/></text:p>
      <text:p text:style-name="P78">str1[54]<text:tab/>char<text:tab/>0x0<text:tab/></text:p>
      <text:p text:style-name="P78">str1[55]<text:tab/>char<text:tab/>0x0<text:tab/></text:p>
      <text:p text:style-name="P78">str1[56]<text:tab/>char<text:tab/>0x0<text:tab/></text:p>
      <text:p text:style-name="P78">str1[57]<text:tab/>char<text:tab/>0x0<text:tab/></text:p>
      <text:p text:style-name="P78">str1[58]<text:tab/>char<text:tab/>0x0<text:tab/></text:p>
      <text:p text:style-name="P78">str1[59]<text:tab/>char<text:tab/>0x0<text:tab/></text:p>
      <text:p text:style-name="P78"/>
      <text:p text:style-name="P6"/>
      <text:h text:style-name="Heading_20_4" text:outline-level="4">Попробую встроить запустить готовые файлы из архива.</text:h>
      <text:p text:style-name="P81">сделал дубль проекта</text:p>
      <text:p text:style-name="P6">D:\PROJECTS\AtollicDif\FreeSTM32TestGIT\SRC\LAN\07_narodstreamru_L68_LAN_ENC28J60_STM32F407VG_AtlTS_CB610 </text:p>
      <text:p text:style-name="P6"/>
      <text:p text:style-name="P82">не работает <text:span text:style-name="T19">usart</text:span></text:p>
      <text:p text:style-name="P116"/>
      <text:p text:style-name="P116"/>
      <text:p text:style-name="P6"/>
      <text:p text:style-name="P6"/>
      <text:p text:style-name="P6"/>
      <text:p text:style-name="P6"/>
      <text:h text:style-name="P161" text:outline-level="4"><text:span text:style-name="T4">STM Урок </text:span><text:span text:style-name="T25">138</text:span><text:span text:style-name="T4">. </text:span><text:span text:style-name="T50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8"/>
      <text:p text:style-name="P40">Будем мерять осциллом после инициализации в <text:span text:style-name="T19">main. </text:span><text:span text:style-name="T52">По идее промежуток должен быть период </text:span><text:span text:style-name="T26">WDG </text:span><text:span text:style-name="T52">и время на все команды начиная с точки входа.</text:span></text:p>
      <text:p text:style-name="P100"/>
      <text:p text:style-name="P101"><text:span text:style-name="T1">Источник тактирования </text:span>APB1<text:tab/>FшиныТаймера:32*'kHz ? <text:span text:style-name="T8">почему</text:span></text:p>
      <text:p text:style-name="P100"/>
      <text:p text:style-name="P39">при</text:p>
      <text:p text:style-name="P6"><text:span text:style-name="T41"><text:s text:c="2"/>hiwdg.</text:span><text:span text:style-name="T48">Init</text:span><text:span text:style-name="T41">.</text:span><text:span text:style-name="T48">Prescaler</text:span><text:span text:style-name="T41"> = IWDG_PRESCALER_4;</text:span></text:p>
      <text:p text:style-name="P6"><text:span text:style-name="T41"><text:s text:c="2"/>hiwdg.</text:span><text:span text:style-name="T48">Init</text:span><text:span text:style-name="T41">.</text:span><text:span text:style-name="T48">Window</text:span><text:span text:style-name="T41"> = 2300;</text:span></text:p>
      <text:p text:style-name="P40">Осцилл</text:p>
      <text:p text:style-name="P100"><text:span text:style-name="T42">~</text:span><text:span text:style-name="T41">3.53 Hz</text:span></text:p>
      <text:p text:style-name="P40">расчет</text:p>
      <text:p text:style-name="P40">FПослеСчетчикаПерезагрузки:FПослеПредделителя/{RCounterReload_16бит+1}=3.477*'Hz@#</text:p>
      <text:p text:style-name="P40"/>
      <text:p text:style-name="P40">замедлим</text:p>
      <text:p text:style-name="P40"><text:span text:style-name="T39"><text:s text:c="2"/>hiwdg.</text:span><text:span text:style-name="T47">Init</text:span><text:span text:style-name="T39">.</text:span><text:span text:style-name="T47">Prescaler</text:span><text:span text:style-name="T39"> = </text:span><text:span text:style-name="T40">IWDG_PRESCALER_64</text:span><text:span text:style-name="T39">;</text:span><text:tab/></text:p>
      <text:p text:style-name="P43">осцилл плохо показывает большое время - ускорим</text:p>
      <text:p text:style-name="P43"/>
      <text:p text:style-name="P43">ускорим</text:p>
      <text:p text:style-name="P6"><text:span text:style-name="T41"><text:s text:c="2"/>hiwdg.</text:span><text:span text:style-name="T48">Init</text:span><text:span text:style-name="T41">.</text:span><text:span text:style-name="T48">Prescaler</text:span><text:span text:style-name="T41"> = IWDG_PRESCALER_4;</text:span></text:p>
      <text:p text:style-name="P133"><text:span text:style-name="T41"><text:s text:c="2"/>hiwdg.</text:span><text:span text:style-name="T48">Init</text:span><text:span text:style-name="T41">.</text:span><text:span text:style-name="T48">Window</text:span><text:span text:style-name="T41"> = 2300;</text:span></text:p>
      <text:p text:style-name="P6"><text:span text:style-name="T41"><text:s text:c="2"/>hiwdg.</text:span><text:span text:style-name="T48">Init</text:span><text:span text:style-name="T41">.</text:span><text:span text:style-name="T48">Reload</text:span><text:span text:style-name="T41"> = 1000;</text:span></text:p>
      <text:p text:style-name="P6"/>
      <text:p text:style-name="P43">осцилл</text:p>
      <text:p text:style-name="P43"><text:tab/>7.9 <text:span text:style-name="T19">Hz</text:span></text:p>
      <text:p text:style-name="P43">расчет</text:p>
      <text:p text:style-name="P43"/>
      <text:p text:style-name="P43"><text:span text:style-name="T41"><text:s text:c="2"/>hiwdg.</text:span><text:span text:style-name="T48">Init</text:span><text:span text:style-name="T41">.</text:span><text:span text:style-name="T48">Prescaler</text:span><text:span text:style-name="T41"> = IWDG_PRESCALER_4;</text:span></text:p>
      <text:p text:style-name="P133"><text:span text:style-name="T41"><text:s text:c="2"/>hiwdg.</text:span><text:span text:style-name="T48">Init</text:span><text:span text:style-name="T41">.</text:span><text:span text:style-name="T48">Window</text:span><text:span text:style-name="T41"> = 2300;</text:span></text:p>
      <text:p text:style-name="P43"><text:span text:style-name="T41"><text:s text:c="2"/>hiwdg.</text:span><text:span text:style-name="T48">Init</text:span><text:span text:style-name="T41">.</text:span><text:span text:style-name="T48">Reload</text:span><text:span text:style-name="T41"> = 500;</text:span></text:p>
      <text:p text:style-name="P43"/>
      <text:p text:style-name="P44">осцил</text:p>
      <text:p text:style-name="P44"><text:tab/>15.5 <text:span text:style-name="T27">Hz</text:span></text:p>
      <text:p text:style-name="P45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5"/>
      <text:p text:style-name="P45"/>
      <text:p text:style-name="P45"><text:span text:style-name="T41"><text:s text:c="2"/>hiwdg.</text:span><text:span text:style-name="T48">Init</text:span><text:span text:style-name="T41">.</text:span><text:span text:style-name="T48">Prescaler</text:span><text:span text:style-name="T41"> = IWDG_PRESCALER_4;</text:span></text:p>
      <text:p text:style-name="P133"><text:span text:style-name="T41"><text:s text:c="2"/>hiwdg.</text:span><text:span text:style-name="T48">Init</text:span><text:span text:style-name="T41">.</text:span><text:span text:style-name="T48">Window</text:span><text:span text:style-name="T41"> = 2300;</text:span></text:p>
      <text:p text:style-name="P45"><text:span text:style-name="T41"><text:s text:c="2"/>hiwdg.</text:span><text:span text:style-name="T48">Init</text:span><text:span text:style-name="T41">.</text:span><text:span text:style-name="T48">Reload</text:span><text:span text:style-name="T41"> = 1000;</text:span></text:p>
      <text:p text:style-name="P103">osc<text:tab/><text:span text:style-name="T56">8Hz</text:span></text:p>
      <text:p text:style-name="P103">calc<text:tab/>7.992*'Hz</text:p>
      <text:p text:style-name="P103"><text:tab/><text:span text:style-name="T56">v</text:span></text:p>
      <text:p text:style-name="P45"/>
      <text:p text:style-name="P45"><text:span text:style-name="T41"><text:s text:c="2"/>hiwdg.</text:span><text:span text:style-name="T48">Init</text:span><text:span text:style-name="T41">.</text:span><text:span text:style-name="T48">Prescaler</text:span><text:span text:style-name="T41"> = IWDG_PRESCALER_4;</text:span></text:p>
      <text:p text:style-name="P133"><text:span text:style-name="T41"><text:s text:c="2"/>hiwdg.</text:span><text:span text:style-name="T48">Init</text:span><text:span text:style-name="T41">.</text:span><text:span text:style-name="T48">Window</text:span><text:span text:style-name="T41"> = 0;</text:span></text:p>
      <text:p text:style-name="P45"><text:span text:style-name="T41"><text:s text:c="2"/></text:span><text:span text:style-name="T45">hiwdg</text:span><text:span text:style-name="T41">.</text:span><text:span text:style-name="T48">Init</text:span><text:span text:style-name="T41">.</text:span><text:span text:style-name="T48">Reload</text:span><text:span text:style-name="T41"> = 1000;</text:span></text:p>
      <text:p text:style-name="P103">osc<text:tab/><text:span text:style-name="T56">8Hz</text:span><text:tab/></text:p>
      <text:p text:style-name="P102">calc<text:tab/><text:span text:style-name="T56">8.06Hz</text:span></text:p>
      <text:p text:style-name="P45"><text:tab/><text:span text:style-name="T56">не зависит от</text:span></text:p>
      <text:p text:style-name="P6"/>
      <text:p text:style-name="P6"><text:span text:style-name="T41"><text:s text:c="2"/>hiwdg.</text:span><text:span text:style-name="T48">Init</text:span><text:span text:style-name="T41">.</text:span><text:span text:style-name="T48">Prescaler</text:span><text:span text:style-name="T41"> = IWDG_PRESCALER_128;</text:span></text:p>
      <text:p text:style-name="P133"><text:span text:style-name="T41"><text:s text:c="2"/>hiwdg.</text:span><text:span text:style-name="T48">Init</text:span><text:span text:style-name="T41">.</text:span><text:span text:style-name="T48">Window</text:span><text:span text:style-name="T41"> = 0;</text:span></text:p>
      <text:p text:style-name="P6"><text:span text:style-name="T41"><text:s text:c="2"/>hiwdg.</text:span><text:span text:style-name="T48">Init</text:span><text:span text:style-name="T41">.</text:span><text:span text:style-name="T48">Reload</text:span><text:span text:style-name="T41"> = 1000;</text:span></text:p>
      <text:p text:style-name="P103">osc<text:tab/><text:span text:style-name="T57">0.25Hz</text:span></text:p>
      <text:p text:style-name="P103">calc<text:tab/>0.2498*'Hz</text:p>
      <text:p text:style-name="P103"><text:tab/><text:span text:style-name="T57">v</text:span></text:p>
      <text:p text:style-name="P103"/>
      <text:p text:style-name="P104"/>
      <text:p text:style-name="P6"/>
      <text:h text:style-name="Heading_20_5" text:outline-level="5">Системный таймер.</text:h>
      <text:p text:style-name="P41">Настроено так</text:p>
      <text:p text:style-name="P6"><text:span text:style-name="T41"><text:s text:c="2"/>RCC_OscInitStruct.</text:span><text:span text:style-name="T48">OscillatorType</text:span><text:span text:style-name="T41"> = RCC_OSCILLATORTYPE_LSI|RCC_OSCILLATORTYPE_MSI;</text:span></text:p>
      <text:p text:style-name="P133"><text:span text:style-name="T41"><text:s text:c="2"/>RCC_OscInitStruct.</text:span><text:span text:style-name="T48">LSIState</text:span><text:span text:style-name="T41"> = RCC_LSI_ON;</text:span></text:p>
      <text:p text:style-name="P133"><text:span text:style-name="T41"><text:s text:c="2"/>RCC_OscInitStruct.</text:span><text:span text:style-name="T48">MSIState</text:span><text:span text:style-name="T41"> = RCC_MSI_ON;</text:span></text:p>
      <text:p text:style-name="P133"><text:span text:style-name="T41"><text:s text:c="2"/>RCC_OscInitStruct.</text:span><text:span text:style-name="T48">MSICalibrationValue</text:span><text:span text:style-name="T41"> = 0;</text:span></text:p>
      <text:p text:style-name="P133"><text:span text:style-name="T41"><text:s text:c="2"/>RCC_OscInitStruct.</text:span><text:span text:style-name="T48">MSIClockRange</text:span><text:span text:style-name="T41"> = RCC_MSIRANGE_6;</text:span></text:p>
      <text:p text:style-name="P133"><text:span text:style-name="T41"><text:s text:c="2"/>RCC_OscInitStruct.</text:span><text:span text:style-name="T48">PLL</text:span><text:span text:style-name="T41">.</text:span><text:span text:style-name="T48">PLLState</text:span><text:span text:style-name="T41"> = RCC_PLL_NONE;</text:span></text:p>
      <text:p text:style-name="P133"><text:span text:style-name="T41"><text:s text:c="2"/></text:span><text:span text:style-name="T53">if</text:span><text:span text:style-name="T41"> (HAL_RCC_OscConfig(&amp;RCC_OscInitStruct) != </text:span><text:span text:style-name="T49">HAL_OK</text:span><text:span text:style-name="T41">)</text:span></text:p>
      <text:p text:style-name="P134"><text:s text:c="2"/>{</text:p>
      <text:p text:style-name="P134"><text:s text:c="4"/>Error_Handler();</text:p>
      <text:p text:style-name="P134"><text:s text:c="2"/>}</text:p>
      <text:p text:style-name="P133"><text:span text:style-name="T41"><text:s text:c="2"/></text:span><text:span text:style-name="T55">/** Initializes the CPU, AHB and APB busses clocks </text:span></text:p>
      <text:p text:style-name="P135"><text:s text:c="2"/>*/</text:p>
      <text:p text:style-name="P133"><text:span text:style-name="T41"><text:s text:c="2"/>RCC_ClkInitStruct.</text:span><text:span text:style-name="T48">ClockType</text:span><text:span text:style-name="T41"> = RCC_CLOCKTYPE_HCLK|RCC_CLOCKTYPE_SYSCLK</text:span></text:p>
      <text:p text:style-name="P134"><text:s text:c="30"/>|RCC_CLOCKTYPE_PCLK1|RCC_CLOCKTYPE_PCLK2;</text:p>
      <text:p text:style-name="P133"><text:span text:style-name="T41"><text:s text:c="2"/>RCC_ClkInitStruct.</text:span><text:span text:style-name="T48">SYSCLKSource</text:span><text:span text:style-name="T41"> = RCC_SYSCLKSOURCE_MSI;</text:span></text:p>
      <text:p text:style-name="P133"><text:span text:style-name="T41"><text:s text:c="2"/>RCC_ClkInitStruct.</text:span><text:span text:style-name="T48">AHBCLKDivider</text:span><text:span text:style-name="T41"> = RCC_SYSCLK_DIV1;</text:span></text:p>
      <text:p text:style-name="P133"><text:span text:style-name="T41"><text:s text:c="2"/>RCC_ClkInitStruct.</text:span><text:span text:style-name="T48">APB1CLKDivider</text:span><text:span text:style-name="T41"> = RCC_HCLK_DIV1;</text:span></text:p>
      <text:p text:style-name="P6"><text:span text:style-name="T41"><text:s text:c="2"/>RCC_ClkInitStruct.</text:span><text:span text:style-name="T48">APB2CLKDivider</text:span><text:span text:style-name="T41"> = RCC_HCLK_DIV1;</text:span></text:p>
      <text:p text:style-name="P42">осциллографе</text:p>
      <text:p text:style-name="P42"><text:tab/>1 <text:span text:style-name="T19">KHz</text:span></text:p>
      <text:p text:style-name="P6"/>
      <text:p text:style-name="P6"/>
      <text:p text:style-name="P41">источник <text:span text:style-name="T19">MSI</text:span></text:p>
      <text:p text:style-name="P6"/>
      <text:p text:style-name="P42">осци</text:p>
      <text:p text:style-name="P24"/>
      <text:p text:style-name="P24"/>
      <text:p text:style-name="P24"/>
      <text:h text:style-name="Heading_20_4" text:outline-level="4">STM Урок 146. Библиотека LL. Светодиоды и кнопка</text:h>
      <text:p text:style-name="P61"/>
      <text:p text:style-name="P62">Все вроде просто. По сути неболь</text:p>
      <text:p text:style-name="P112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11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9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9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9">CUBE MX.</text:span></text:h>
      <text:p text:style-name="P12"/>
      <text:h text:style-name="Heading_20_2" text:outline-level="2">BSP.</text:h>
      <text:p text:style-name="P117"/>
      <text:h text:style-name="Heading_20_3" text:outline-level="3">BSP.</text:h>
      <text:p text:style-name="P117"/>
      <text:p text:style-name="P117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71">Что такое </text:span>CS43l22 ?</text:p>
      <text:p text:style-name="P12"/>
      <text:p text:style-name="P84">Загрузить с помощью <text:s/><text:span text:style-name="T72">ST Link utility </text:span>фай находящийся</text:p>
      <text:p text:style-name="P13">"/Utilities/Media/Audio/art_of_gard_448K.bin"</text:p>
      <text:p text:style-name="P85">в место начиная с <text:s/><text:span text:style-name="T72">0x08080000 </text:span></text:p>
      <text:p text:style-name="P86"/>
      <text:p text:style-name="P86"><text:tab/><text:span text:style-name="T73">все получилось</text:span></text:p>
      <text:p text:style-name="P12"/>
      <text:p text:style-name="P12"/>
      <text:h text:style-name="P153" text:outline-level="2">I2C.</text:h>
      <text:p text:style-name="Text_20_body"/>
      <text:h text:style-name="Heading_20_3" text:outline-level="3">I2C_TwoBoards_ComIT</text:h>
      <text:p text:style-name="P12"/>
      <text:p text:style-name="P136">D:\STM32Cube\Repository\STM32Cube_FW_F4_V1.24.0\Projects\STM32F4-Discovery\Examples\I2C\</text:p>
      <text:p text:style-name="P108"><text:s/><text:span text:style-name="T1">в режиме мастера посмотрим прослушкой</text:span></text:p>
      <text:p text:style-name="P55">ноги назначены не стандартные</text:p>
      <text:p text:style-name="P12"><text:span text:style-name="T53">#define</text:span><text:span text:style-name="T41"> I2Cx_SCL_PIN <text:s text:c="19"/>GPIO_PIN_6</text:span></text:p>
      <text:p text:style-name="P12"><text:span text:style-name="T53">#define</text:span><text:span text:style-name="T41"> I2Cx_SCL_GPIO_PORT <text:s text:c="13"/>GPIOB</text:span></text:p>
      <text:p text:style-name="P12"><text:span text:style-name="T53">#define</text:span><text:span text:style-name="T41"> I2Cx_SDA_PIN <text:s text:c="19"/>GPIO_PIN_9</text:span></text:p>
      <text:p text:style-name="P12"><text:span text:style-name="T53">#define</text:span><text:span text:style-name="T41"> I2Cx_SDA_GPIO_PORT <text:s text:c="13"/>GPIOB</text:span></text:p>
      <text:p text:style-name="P12"/>
      <text:p text:style-name="P109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9">ПДЕ ведущий просто посылает пару байт.</text:p>
      <text:p text:style-name="P12"/>
      <text:p text:style-name="P110">discoveri</text:p>
      <text:p text:style-name="P110">PB6<text:tab/>SCL<text:tab/>оранж</text:p>
      <text:p text:style-name="P110">PB<text:span text:style-name="T1">9</text:span><text:tab/>SDA<text:tab/>крас</text:p>
      <text:p text:style-name="P110">пде</text:p>
      <text:p text:style-name="P110">красный<text:tab/>SDA</text:p>
      <text:p text:style-name="P110">серый<text:tab/><text:tab/>SCL</text:p>
      <text:p text:style-name="P110">анализатор</text:p>
      <text:p text:style-name="P110">красный<text:tab/>CH1<text:tab/>SDA<text:tab/></text:p>
      <text:p text:style-name="P110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3">#define</text:span><text:span text:style-name="T41"> </text:span><text:span text:style-name="T40">I2Cx_SCL_PIN</text:span><text:span text:style-name="T41"> <text:s text:c="19"/>GPIO_PIN_6</text:span></text:p>
      <text:p text:style-name="P133"><text:span text:style-name="T53">#define</text:span><text:span text:style-name="T41"> I2Cx_SCL_GPIO_PORT <text:s text:c="13"/>GPIOB</text:span></text:p>
      <text:p text:style-name="P133"><text:span text:style-name="T53">#define</text:span><text:span text:style-name="T41"> I2Cx_SCL_AF <text:s text:c="20"/>GPIO_AF4_I2C1</text:span></text:p>
      <text:p text:style-name="P133"><text:span text:style-name="T53">#define</text:span><text:span text:style-name="T41"> I2Cx_SDA_PIN <text:s text:c="19"/>GPIO_PIN_9</text:span></text:p>
      <text:p text:style-name="P133"><text:span text:style-name="T53">#define</text:span><text:span text:style-name="T41"> I2Cx_SDA_GPIO_PORT <text:s text:c="13"/>GPIOB</text:span></text:p>
      <text:p text:style-name="P12"><text:span text:style-name="T53">#define</text:span><text:span text:style-name="T41"> I2Cx_SDA_AF <text:s text:c="20"/>GPIO_AF4_I2C1</text:span></text:p>
      <text:p text:style-name="P12"/>
      <text:p text:style-name="P56"><text:span text:style-name="T62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7">в режиме слейва ошибка</text:p>
      <text:p text:style-name="P58">на настройках по умолянию — не залетает в обработчик аварии, <text:span text:style-name="T63">сначала нет потом да</text:span></text:p>
      <text:p text:style-name="P58">сделал скорость ниже — все норм</text:p>
      <text:p text:style-name="P58"><text:tab/><text:span text:style-name="T65">начал</text:span><text:span text:style-name="T64"> принимать когда адрес выставил верный</text:span></text:p>
      <text:p text:style-name="P58"/>
      <text:p text:style-name="P58"/>
      <text:h text:style-name="Heading_20_4" text:outline-level="4">Линия вешается при подключении ведомого.</text:h>
      <text:p text:style-name="P59">Возврат в норму после сброса питания с дискавери</text:p>
      <text:p text:style-name="P58"/>
      <text:p text:style-name="P58">#define I2Cx_SCL_PIN <text:s text:c="17"/>GPIO_Pin_6</text:p>
      <text:p text:style-name="P58"/>
      <text:h text:style-name="Heading_20_1" text:outline-level="1">Примеры в <text:span text:style-name="T19">DSP SPL.</text:span></text:h>
      <text:p text:style-name="P58"/>
      <text:p text:style-name="P58"/>
      <text:h text:style-name="Heading_20_2" text:outline-level="2">I2C.</text:h>
      <text:p text:style-name="P58"/>
      <text:p text:style-name="P58"/>
      <text:h text:style-name="Heading_20_3" text:outline-level="3">I2C_DataExchangeDMA</text:h>
      <text:p text:style-name="P58"/>
      <text:p text:style-name="P58"><text:s/></text:p>
      <text:p text:style-name="P58">STM32F4xx_DSP_StdPeriph_Lib_V1.8.0\Project\STM32F4xx_StdPeriph_Examples\I2C\I2C_TwoBoards\I2C_DataExchangeDMA\ </text:p>
      <text:p text:style-name="P58"/>
      <text:p text:style-name="P58">#define I2Cx_SDA_GPIO_PORT <text:s text:c="11"/>GPIOB <text:s/></text:p>
      <text:p text:style-name="P58">#define I2Cx_SDA_PIN <text:s text:c="17"/>GPIO_Pin_9</text:p>
      <text:p text:style-name="P58">#define I2Cx_SCL_GPIO_PORT <text:s text:c="11"/>GPIOB </text:p>
      <text:p text:style-name="P58">#define I2Cx_SCL_PIN <text:s text:c="17"/>GPIO_Pin_6</text:p>
      <text:p text:style-name="P58"/>
      <text:p text:style-name="P64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51"/>
          </table:table-cell>
          <table:table-cell table:style-name="Таблица1.A1" office:value-type="string">
            <text:p text:style-name="P138">пде</text:p>
          </table:table-cell>
          <table:table-cell table:style-name="Таблица1.A1" office:value-type="string">
            <text:p text:style-name="P140">общ</text:p>
          </table:table-cell>
          <table:table-cell table:style-name="Таблица1.A1" office:value-type="string">
            <text:p text:style-name="P148">X</text:p>
          </table:table-cell>
          <table:table-cell table:style-name="Таблица1.A1" office:value-type="string">
            <text:p text:style-name="P151"/>
          </table:table-cell>
          <table:table-cell table:style-name="Таблица1.A1" office:value-type="string">
            <text:p text:style-name="P143"/>
          </table:table-cell>
          <table:table-cell table:style-name="Таблица1.A1" office:value-type="string">
            <text:p text:style-name="P151"/>
          </table:table-cell>
          <table:table-cell table:style-name="Таблица1.A1" office:value-type="string">
            <text:p text:style-name="P151"/>
          </table:table-cell>
          <table:table-cell table:style-name="Таблица1.A1" office:value-type="string">
            <text:p text:style-name="P151"/>
          </table:table-cell>
          <table:table-cell table:style-name="Таблица1.A1" office:value-type="string">
            <text:p text:style-name="P151"/>
          </table:table-cell>
          <table:table-cell table:style-name="Таблица1.K1" office:value-type="string">
            <text:p text:style-name="P151"/>
          </table:table-cell>
        </table:table-row>
        <table:table-row>
          <table:table-cell table:style-name="Таблица1.A2" office:value-type="string">
            <text:p text:style-name="P114">SCL</text:p>
          </table:table-cell>
          <table:table-cell table:style-name="Таблица1.A2" office:value-type="string">
            <text:p text:style-name="P66">бел</text:p>
          </table:table-cell>
          <table:table-cell table:style-name="Таблица1.A2" office:value-type="string">
            <text:p text:style-name="P68">зелен</text:p>
          </table:table-cell>
          <table:table-cell table:style-name="Таблица1.A2" office:value-type="string">
            <text:p text:style-name="P115">PB<text:span text:style-name="T17">6</text:span></text:p>
          </table:table-cell>
          <table:table-cell table:style-name="Таблица1.A2" office:value-type="string">
            <text:p text:style-name="P146">черн</text:p>
          </table:table-cell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145"/>
          </table:table-cell>
          <table:table-cell table:style-name="Таблица1.A2" office:value-type="string">
            <text:p text:style-name="P151"/>
          </table:table-cell>
          <table:table-cell table:style-name="Таблица1.A2" office:value-type="string">
            <text:p text:style-name="P151"/>
          </table:table-cell>
          <table:table-cell table:style-name="Таблица1.A2" office:value-type="string">
            <text:p text:style-name="P151"/>
          </table:table-cell>
          <table:table-cell table:style-name="Таблица1.K2" office:value-type="string">
            <text:p text:style-name="P151"/>
          </table:table-cell>
        </table:table-row>
        <table:table-row>
          <table:table-cell table:style-name="Таблица1.A2" office:value-type="string">
            <text:p text:style-name="P114">SDA</text:p>
          </table:table-cell>
          <table:table-cell table:style-name="Таблица1.A2" office:value-type="string">
            <text:p text:style-name="P66">крас</text:p>
          </table:table-cell>
          <table:table-cell table:style-name="Таблица1.A2" office:value-type="string">
            <text:p text:style-name="P68">желт</text:p>
          </table:table-cell>
          <table:table-cell table:style-name="Таблица1.A2" office:value-type="string">
            <text:p text:style-name="P114">PB<text:span text:style-name="T68">9</text:span></text:p>
          </table:table-cell>
          <table:table-cell table:style-name="Таблица1.A2" office:value-type="string">
            <text:p text:style-name="P146">бел</text:p>
          </table:table-cell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145"/>
          </table:table-cell>
          <table:table-cell table:style-name="Таблица1.A2" office:value-type="string">
            <text:p text:style-name="P151"/>
          </table:table-cell>
          <table:table-cell table:style-name="Таблица1.A2" office:value-type="string">
            <text:p text:style-name="P151"/>
          </table:table-cell>
          <table:table-cell table:style-name="Таблица1.A2" office:value-type="string">
            <text:p text:style-name="P151"/>
          </table:table-cell>
          <table:table-cell table:style-name="Таблица1.K2" office:value-type="string">
            <text:p text:style-name="P151"/>
          </table:table-cell>
        </table:table-row>
      </table:table>
      <text:p text:style-name="P64"/>
      <text:p text:style-name="P27"/>
      <text:p text:style-name="P58"/>
      <text:h text:style-name="Heading_20_4" text:outline-level="4">для начала посмотрим обмен в режиме мастера</text:h>
      <text:p text:style-name="P70">обмен трепыхается, есть старт условие и адрес далее все виснет на <text:span text:style-name="T44">I2C_CheckEvent()</text:span></text:p>
      <text:p text:style-name="P152">считаю что должен быть слейв, тогда будет подтверждение и все покатится дальше. Переходим пока к слейву.</text:p>
      <text:p text:style-name="P70"/>
      <text:p text:style-name="P70"><text:tab/><text:span text:style-name="T66">норм</text:span></text:p>
      <text:p text:style-name="P70"/>
      <text:p text:style-name="P71">Обмен от мастера заты<text:span text:style-name="T69">к</text:span>ается валится на </text:p>
      <text:p text:style-name="P129"><text:s text:c="2"/>GPIO_Init(I2Cx_SCL_GPIO_PORT, &amp;GPIO_InitStructure);</text:p>
      <text:p text:style-name="P71">в процедуре <text:span text:style-name="T46">I2C_Config</text:span><text:span text:style-name="T39">(</text:span><text:span text:style-name="T54">void</text:span><text:span text:style-name="T39">)</text:span></text:p>
      <text:p text:style-name="P71"/>
      <text:p text:style-name="P73">после выполнения и останова тут</text:p>
      <text:p text:style-name="P73"><text:span text:style-name="T41"><text:s text:c="2"/>GPIO_InitStructure.</text:span><text:span text:style-name="T48">GPIO_PuPd</text:span><text:span text:style-name="T41"> <text:s/>= </text:span><text:span text:style-name="T49">GPIO_PuPd_UP</text:span><text:span text:style-name="T41">;</text:span><text:span text:style-name="T55">//*</text:span></text:p>
      <text:p text:style-name="P130"><text:s text:c="2"/>GPIO_Init(I2Cx_SCL_GPIO_PORT, &amp;GPIO_InitStructure);</text:p>
      <text:p text:style-name="P73">линии вниз и перезапуск не </text:p>
      <text:p text:style-name="P58"/>
      <text:p text:style-name="P74">после </text:p>
      <text:p text:style-name="P74"><text:s text:c="2"/>/* Connect PXx to I2C_SCL */</text:p>
      <text:p text:style-name="P74"><text:s text:c="2"/>GPIO_PinAFConfig(I2Cx_SCL_GPIO_PORT, I2Cx_SCL_SOURCE, I2Cx_SCL_AF);</text:p>
      <text:p text:style-name="P74"><text:s text:c="2"/></text:p>
      <text:p text:style-name="P74"><text:s text:c="2"/>/* Connect PXx to I2C_SDA */</text:p>
      <text:p text:style-name="P74"><text:s text:c="2"/>GPIO_PinAFConfig(I2Cx_SDA_GPIO_PORT, I2Cx_SDA_SOURCE, I2Cx_SDA_AF);</text:p>
      <text:p text:style-name="P74">вернулись наверх</text:p>
      <text:p text:style-name="P58"/>
      <text:p text:style-name="P58"/>
      <text:p text:style-name="P58"/>
      <text:h text:style-name="Heading_20_1" text:outline-level="1">Мои примеры.</text:h>
      <text:p text:style-name="P58"/>
      <text:p text:style-name="P58"/>
      <text:h text:style-name="Heading_20_2" text:outline-level="2">I2C.</text:h>
      <text:p text:style-name="P58"/>
      <text:p text:style-name="P58"/>
      <text:h text:style-name="Heading_20_3" text:outline-level="3">05_my_DscvrF4TS_I2CSimpleSlave.</text:h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Heading_20_1" text:outline-level="1"><text:span text:style-name="T1">Разн</text:span><text:span text:style-name="T10">ые</text:span>.</text:h>
      <text:p text:style-name="P25"/>
      <text:p text:style-name="P25"/>
      <text:h text:style-name="Heading_20_2" text:outline-level="2">I2C.</text:h>
      <text:p text:style-name="P25"/>
      <text:h text:style-name="Heading_20_3" text:outline-level="3">amitesh-singh.github.io</text:h>
      <text:p text:style-name="P25"/>
      <text:h text:style-name="Heading_20_4" text:outline-level="4">Перевод.</text:h>
      <text:p text:style-name="P25"/>
      <text:p text:style-name="P25">http://amitesh-singh.github.io/stm32/2018/01/07/making-i2c-slave-using-stm32f103.html</text:p>
      <text:p text:style-name="P25"/>
      <text:h text:style-name="Heading_20_5" text:outline-level="5">Custom i2c slave device</text:h>
      <text:p text:style-name="P25"/>
      <text:p text:style-name="P49">надо пользоваться прерываниями..</text:p>
      <text:p text:style-name="P25"/>
      <text:h text:style-name="Heading_20_5" text:outline-level="5">Slave registers.</text:h>
      <text:p text:style-name="P25"/>
      <text:p text:style-name="P50">Нам нужно разработать регистры устройства или команды которые будет слать мастер у нашего сле<text:span text:style-name="T61">й</text:span>ва. </text:p>
      <text:p text:style-name="P50"/>
      <text:p text:style-name="P26"/>
      <text:p text:style-name="P23">SET_NUMBERS_REG 0x01</text:p>
      <text:p text:style-name="P51">мастер пишет три байта после записи слейв-адреса</text:p>
      <text:p text:style-name="P23">[START][Addr &lt;&lt; 1 + 0] [SET_NUMBERS_REG][n1][n2][STOP]</text:p>
      <text:p text:style-name="P23"/>
      <text:p text:style-name="P23">GET_ADD_REG 0x02</text:p>
      <text:p text:style-name="P51">мастер устанавливает первый регистр и затем читает 2 байта</text:p>
      <text:p text:style-name="P23">[START][Addr &lt;&lt; 1 + 0][GET_ADD_REG][STOP]</text:p>
      <text:p text:style-name="P23">[START][Addr &lt;&lt; 1 + 1][ReadByte1][ReadByte2][STOP]</text:p>
      <text:p text:style-name="P23"/>
      <text:p text:style-name="P23">GET_SUB_REG 0x03</text:p>
      <text:p text:style-name="P51">мастер устанавливает первый регистр и затем читает 2 байта</text:p>
      <text:p text:style-name="P23">[START][Addr &lt;&lt; 1 + 0][GET_SUB_REG][STOP]</text:p>
      <text:p text:style-name="P23">[START][Addr &lt;&lt; 1 + 1][ReadByte1][ReadByte2][STOP]</text:p>
      <text:p text:style-name="P23"/>
      <text:p text:style-name="P23">GET_MUL_REG 0x04</text:p>
      <text:p text:style-name="P51">мастер устанавливает первый регистр и затем читает 2 байта</text:p>
      <text:p text:style-name="P23">[START][Addr &lt;&lt; 1 + 0][GET_MUL_REG][STOP]</text:p>
      <text:p text:style-name="P23">[START][Addr &lt;&lt; 1 + 1][ReadByte1][ReadByte2][STOP]</text:p>
      <text:p text:style-name="P23"/>
      <text:h text:style-name="Heading_20_5" text:outline-level="5">Код.</text:h>
      <text:p text:style-name="P23"/>
      <text:p text:style-name="P52">Я будут использовать библиотеку libopencm3 <text:span text:style-name="T61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8">i2c events. </text:span><text:span text:style-name="T12">Чтобы это включить нужно вызвать </text:span><text:span text:style-name="T51">i2c_enable_interrupt()</text:span> <text:s/><text:span text:style-name="T12">и вкючить оба события прерывания </text:span></text:p>
      <text:p text:style-name="P23">I2C_CR2_ITEVTEN <text:span text:style-name="T61">и I2C_CR2_ITBUFEN вместе с прерываниями NVIC_I2C1_EV_IRQ.</text:span></text:p>
      <text:p text:style-name="P23"/>
      <text:p text:style-name="P23"/>
      <text:h text:style-name="Heading_20_4" text:outline-level="4">Процесс.</text:h>
      <text:p text:style-name="P53"/>
      <text:p text:style-name="P53">из</text:p>
      <text:p text:style-name="P23">libopencm3-master\include\libopencm3\stm32\f4\ </text:p>
      <text:p text:style-name="P23">libopencm3-master\include\libopencm3\stm32\ </text:p>
      <text:p text:style-name="P53">в</text:p>
      <text:p text:style-name="P23">D:\PROJECTS\AtollicDiff\FreeSTM32Test\Interfaces\I2C\04_MySimpleI2CSlave_DscvrF4TS\Proj\Inc\libopencm3\stm32\ </text:p>
      <text:p text:style-name="P23"/>
      <text:p text:style-name="P54">нельзя перетирать файлы из папки <text:span text:style-name="T19">f4</text:span></text:p>
      <text:p text:style-name="P23"/>
      <text:p text:style-name="P23"/>
      <text:h text:style-name="Heading_20_3" text:outline-level="3">stackoverflow Bala</text:h>
      <text:p text:style-name="P23"/>
      <text:p text:style-name="P23">https://stackoverflow.com/questions/25392572/stm32f4-i2c-slave-receiver</text:p>
      <text:p text:style-name="P23"/>
      <text:p text:style-name="P69">в примере автор включает 2 <text:span text:style-name="T19">i2c </text:span>не будем менять</text:p>
      <text:p text:style-name="P69"><text:s text:c="4"/>GPIO_PinAFConfig(GPIOB, GPIO_PinSource10, GPIO_AF_I2C2 ); // SCL</text:p>
      <text:p text:style-name="P69"><text:s text:c="4"/>GPIO_PinAFConfig(GPIOB, GPIO_PinSource11, GPIO_AF_I2C2 ); // SDA</text:p>
      <text:p text:style-name="P69">такое же расположение дает куб при включении</text:p>
      <text:p text:style-name="P69"/>
      <text:p text:style-name="P63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50"/>
          </table:table-cell>
          <table:table-cell table:style-name="Таблица2.A1" office:value-type="string">
            <text:p text:style-name="P137">пде</text:p>
          </table:table-cell>
          <table:table-cell table:style-name="Таблица2.A1" office:value-type="string">
            <text:p text:style-name="P139">общ</text:p>
          </table:table-cell>
          <table:table-cell table:style-name="Таблица2.A1" office:value-type="string">
            <text:p text:style-name="P147">1</text:p>
          </table:table-cell>
          <table:table-cell table:style-name="Таблица2.A1" office:value-type="string">
            <text:p text:style-name="P150"/>
          </table:table-cell>
          <table:table-cell table:style-name="Таблица2.A1" office:value-type="string">
            <text:p text:style-name="P142">2</text:p>
          </table:table-cell>
          <table:table-cell table:style-name="Таблица2.A1" office:value-type="string">
            <text:p text:style-name="P150"/>
          </table:table-cell>
          <table:table-cell table:style-name="Таблица2.A1" office:value-type="string">
            <text:p text:style-name="P150"/>
          </table:table-cell>
          <table:table-cell table:style-name="Таблица2.A1" office:value-type="string">
            <text:p text:style-name="P150"/>
          </table:table-cell>
          <table:table-cell table:style-name="Таблица2.A1" office:value-type="string">
            <text:p text:style-name="P150"/>
          </table:table-cell>
          <table:table-cell table:style-name="Таблица2.K1" office:value-type="string">
            <text:p text:style-name="P150"/>
          </table:table-cell>
        </table:table-row>
        <table:table-row>
          <table:table-cell table:style-name="Таблица2.A2" office:value-type="string">
            <text:p text:style-name="P113">SCL</text:p>
          </table:table-cell>
          <table:table-cell table:style-name="Таблица2.A2" office:value-type="string">
            <text:p text:style-name="P65">бел</text:p>
          </table:table-cell>
          <table:table-cell table:style-name="Таблица2.A2" office:value-type="string">
            <text:p text:style-name="P67">зелен</text:p>
          </table:table-cell>
          <table:table-cell table:style-name="Таблица2.A2" office:value-type="string">
            <text:p text:style-name="P113">PB6</text:p>
          </table:table-cell>
          <table:table-cell table:style-name="Таблица2.A2" office:value-type="string">
            <text:p text:style-name="P149">серый</text:p>
          </table:table-cell>
          <table:table-cell table:style-name="Таблица2.A2" office:value-type="string">
            <text:p text:style-name="P113">PB<text:span text:style-name="T16">10</text:span></text:p>
          </table:table-cell>
          <table:table-cell table:style-name="Таблица2.A2" office:value-type="string">
            <text:p text:style-name="P144">черный</text:p>
          </table:table-cell>
          <table:table-cell table:style-name="Таблица2.A2" office:value-type="string">
            <text:p text:style-name="P150"/>
          </table:table-cell>
          <table:table-cell table:style-name="Таблица2.A2" office:value-type="string">
            <text:p text:style-name="P150"/>
          </table:table-cell>
          <table:table-cell table:style-name="Таблица2.A2" office:value-type="string">
            <text:p text:style-name="P150"/>
          </table:table-cell>
          <table:table-cell table:style-name="Таблица2.K2" office:value-type="string">
            <text:p text:style-name="P150"/>
          </table:table-cell>
        </table:table-row>
        <table:table-row>
          <table:table-cell table:style-name="Таблица2.A2" office:value-type="string">
            <text:p text:style-name="P113">SDA</text:p>
          </table:table-cell>
          <table:table-cell table:style-name="Таблица2.A2" office:value-type="string">
            <text:p text:style-name="P65">крас</text:p>
          </table:table-cell>
          <table:table-cell table:style-name="Таблица2.A2" office:value-type="string">
            <text:p text:style-name="P67">желт</text:p>
          </table:table-cell>
          <table:table-cell table:style-name="Таблица2.A2" office:value-type="string">
            <text:p text:style-name="P113">PB7</text:p>
          </table:table-cell>
          <table:table-cell table:style-name="Таблица2.A2" office:value-type="string">
            <text:p text:style-name="P141">корич</text:p>
          </table:table-cell>
          <table:table-cell table:style-name="Таблица2.A2" office:value-type="string">
            <text:p text:style-name="P113">PB<text:span text:style-name="T16">11</text:span></text:p>
          </table:table-cell>
          <table:table-cell table:style-name="Таблица2.A2" office:value-type="string">
            <text:p text:style-name="P144">белый</text:p>
          </table:table-cell>
          <table:table-cell table:style-name="Таблица2.A2" office:value-type="string">
            <text:p text:style-name="P150"/>
          </table:table-cell>
          <table:table-cell table:style-name="Таблица2.A2" office:value-type="string">
            <text:p text:style-name="P150"/>
          </table:table-cell>
          <table:table-cell table:style-name="Таблица2.A2" office:value-type="string">
            <text:p text:style-name="P150"/>
          </table:table-cell>
          <table:table-cell table:style-name="Таблица2.K2" office:value-type="string">
            <text:p text:style-name="P150"/>
          </table:table-cell>
        </table:table-row>
      </table:table>
      <text:p text:style-name="P6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2-03T17:00:26.096000000</dc:date>
    <meta:editing-duration>P2DT16H27M21S</meta:editing-duration>
    <meta:editing-cycles>64</meta:editing-cycles>
    <meta:document-statistic meta:table-count="3" meta:image-count="1" meta:object-count="0" meta:page-count="1" meta:paragraph-count="458" meta:word-count="1820" meta:character-count="14170" meta:non-whitespace-character-count="12218"/>
  </office:meta>
</office:document-meta>
</file>